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3.039cm"/>
    </style:style>
    <style:style style:name="Таблица1.B" style:family="table-column">
      <style:table-column-properties style:column-width="7.329cm"/>
    </style:style>
    <style:style style:name="Таблица1.C" style:family="table-column">
      <style:table-column-properties style:column-width="6.632cm"/>
    </style:style>
    <style:style style:name="Таблица1.A1" style:family="table-cell">
      <style:table-cell-properties style:vertical-align="middle" fo:padding="0.049cm" fo:border="none"/>
    </style:style>
    <style:style style:name="Таблица2" style:family="table">
      <style:table-properties style:width="13.19cm" table:align="left"/>
    </style:style>
    <style:style style:name="Таблица2.A" style:family="table-column">
      <style:table-column-properties style:column-width="8.151cm"/>
    </style:style>
    <style:style style:name="Таблица2.B" style:family="table-column">
      <style:table-column-properties style:column-width="5.039cm"/>
    </style:style>
    <style:style style:name="Таблица2.A1" style:family="table-cell">
      <style:table-cell-properties style:vertical-align="middle" fo:padding="0.049cm" fo:border="none"/>
    </style:style>
    <style:style style:name="P1" style:family="paragraph" style:parent-style-name="Heading_20_2">
      <style:text-properties style:font-name="Liberation Serif" fo:font-size="18pt" fo:font-weight="bold" officeooo:rsid="00014adc" officeooo:paragraph-rsid="00014adc" style:font-name-asian="Noto Serif CJK SC" style:font-size-asian="18pt" style:font-weight-asian="bold" style:font-name-complex="Lohit Devanagari" style:font-size-complex="18pt" style:font-weight-complex="bold"/>
    </style:style>
    <style:style style:name="P2" style:family="paragraph" style:parent-style-name="Heading_20_2">
      <style:paragraph-properties fo:text-align="center" style:justify-single-word="false"/>
      <style:text-properties style:font-name="Liberation Serif" fo:font-size="28pt" fo:font-weight="bold" officeooo:rsid="00014adc" officeooo:paragraph-rsid="00014adc" style:font-name-asian="Noto Serif CJK SC" style:font-size-asian="28pt" style:font-weight-asian="bold" style:font-name-complex="Lohit Devanagari" style:font-size-complex="28pt" style:font-weight-complex="bold"/>
    </style:style>
    <style:style style:name="P3" style:family="paragraph" style:parent-style-name="Heading_20_1">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0781a3" style:font-size-asian="16pt" style:font-weight-asian="bold" style:font-size-complex="16pt" style:font-weight-complex="bold"/>
    </style:style>
    <style:style style:name="P4"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color="#000000" style:font-name="Ubuntu" fo:font-size="28pt" fo:language="ru" fo:country="RU" style:text-underline-style="none" fo:font-weight="bold" officeooo:paragraph-rsid="000781a3" style:font-size-asian="28pt" style:font-weight-asian="bold" style:font-size-complex="28pt" style:font-weight-complex="bold"/>
    </style:style>
    <style:style style:name="P5" style:family="paragraph" style:parent-style-name="Heading_20_2">
      <style:paragraph-properties fo:margin-left="0cm" fo:margin-right="0cm" fo:margin-top="0cm" fo:margin-bottom="0cm" loext:contextual-spacing="false" fo:text-indent="0cm" style:auto-text-indent="false"/>
    </style:style>
    <style:style style:name="P6" style:family="paragraph" style:parent-style-name="Heading_20_2">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168c02" style:font-size-asian="16pt" style:font-weight-asian="bold" style:font-size-complex="16pt" style:font-weight-complex="bold"/>
    </style:style>
    <style:style style:name="P7" style:family="paragraph" style:parent-style-name="Heading_20_2">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2350c1" style:font-size-asian="16pt" style:font-weight-asian="bold" style:font-size-complex="16pt" style:font-weight-complex="bold"/>
    </style:style>
    <style:style style:name="P8" style:family="paragraph" style:parent-style-name="Heading_20_2">
      <style:paragraph-properties fo:margin-left="0cm" fo:margin-right="0cm" fo:margin-top="0cm" fo:margin-bottom="0cm" loext:contextual-spacing="false" fo:text-indent="0cm" style:auto-text-indent="false"/>
      <style:text-properties fo:color="#000000" style:font-name="Ubuntu" fo:font-size="20pt" fo:language="ru" fo:country="RU" style:text-underline-style="none" fo:font-weight="bold" officeooo:paragraph-rsid="000781a3" style:font-size-asian="20pt" style:font-weight-asian="bold" style:font-size-complex="20pt" style:font-weight-complex="bold"/>
    </style:style>
    <style:style style:name="P9" style:family="paragraph" style:parent-style-name="Heading_20_3">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168c02" style:font-size-asian="16pt" style:font-weight-asian="normal" style:font-size-complex="16pt" style:font-weight-complex="normal"/>
    </style:style>
    <style:style style:name="P10" style:family="paragraph" style:parent-style-name="Heading_20_3">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rsid="002dc9e3" officeooo:paragraph-rsid="002dc9e3" style:font-size-asian="16pt" style:font-weight-asian="normal" style:font-size-complex="16pt" style:font-weight-complex="normal"/>
    </style:style>
    <style:style style:name="P11" style:family="paragraph" style:parent-style-name="Heading_20_3">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12" style:family="paragraph" style:parent-style-name="Heading_20_4">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0781a3" style:font-size-asian="16pt" style:font-weight-asian="bold" style:font-size-complex="16pt" style:font-weight-complex="bold"/>
    </style:style>
    <style:style style:name="P13" style:family="paragraph" style:parent-style-name="Preformatted_20_Text">
      <style:paragraph-properties fo:margin-left="0cm" fo:margin-right="0cm" fo:margin-top="0cm" fo:margin-bottom="0cm" loext:contextual-spacing="false" fo:text-indent="0cm" style:auto-text-indent="false"/>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font-size="16pt" fo:language="ru" fo:country="RU" fo:font-weight="normal" officeooo:paragraph-rsid="000781a3" style:font-size-asian="14pt" style:font-weight-asian="normal" style:font-size-complex="16pt" style:font-weight-complex="normal"/>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language="ru" fo:country="RU"/>
    </style:style>
    <style:style style:name="P16" style:family="paragraph" style:parent-style-name="Preformatted_20_Text">
      <style:paragraph-properties fo:margin-left="0cm" fo:margin-right="0cm" fo:margin-top="0cm" fo:margin-bottom="0cm" loext:contextual-spacing="false" fo:text-indent="0cm" style:auto-text-indent="false"/>
      <style:text-properties officeooo:paragraph-rsid="0032e1c8"/>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18" style:family="paragraph" style:parent-style-name="Quotations">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19" style:family="paragraph" style:parent-style-name="Standard">
      <style:text-properties fo:font-size="16pt" fo:language="ru" fo:country="RU" fo:font-weight="normal" officeooo:paragraph-rsid="002dc9e3" style:font-size-asian="14pt" style:font-weight-asian="normal" style:font-size-complex="16pt" style:font-weight-complex="normal"/>
    </style:style>
    <style:style style:name="P20" style:family="paragraph" style:parent-style-name="Standard">
      <style:paragraph-properties fo:margin-left="0cm" fo:margin-right="0cm" fo:margin-top="0cm" fo:margin-bottom="0cm" loext:contextual-spacing="false" fo:text-indent="0cm" style:auto-text-indent="false"/>
      <style:text-properties officeooo:paragraph-rsid="00082eb3"/>
    </style:style>
    <style:style style:name="P21" style:family="paragraph" style:parent-style-name="Standard">
      <style:paragraph-properties fo:margin-left="0cm" fo:margin-right="0cm" fo:margin-top="0cm" fo:margin-bottom="0cm" loext:contextual-spacing="false" fo:text-indent="0cm" style:auto-text-indent="false"/>
      <style:text-properties fo:font-size="16pt" fo:language="ru" fo:country="RU" fo:font-weight="normal" officeooo:paragraph-rsid="000781a3" style:font-size-asian="14pt" style:font-weight-asian="normal" style:font-size-complex="16pt" style:font-weight-complex="normal"/>
    </style:style>
    <style:style style:name="P22" style:family="paragraph" style:parent-style-name="Standard">
      <style:paragraph-properties fo:margin-left="0cm" fo:margin-right="0cm" fo:margin-top="0cm" fo:margin-bottom="0cm" loext:contextual-spacing="false" fo:text-indent="0cm" style:auto-text-indent="false"/>
      <style:text-properties officeooo:paragraph-rsid="0037be2c"/>
    </style:style>
    <style:style style:name="P23" style:family="paragraph" style:parent-style-name="Standard">
      <style:paragraph-properties fo:margin-left="0cm" fo:margin-right="0cm" fo:margin-top="0cm" fo:margin-bottom="0cm" loext:contextual-spacing="false" fo:text-indent="0cm" style:auto-text-indent="false"/>
      <style:text-properties officeooo:paragraph-rsid="000b340a"/>
    </style:style>
    <style:style style:name="P24" style:family="paragraph" style:parent-style-name="Standard">
      <style:paragraph-properties fo:margin-left="0cm" fo:margin-right="0cm" fo:margin-top="0cm" fo:margin-bottom="0cm" loext:contextual-spacing="false" fo:text-indent="0cm" style:auto-text-indent="false"/>
      <style:text-properties officeooo:paragraph-rsid="000cb4df"/>
    </style:style>
    <style:style style:name="P25" style:family="paragraph" style:parent-style-name="Standard">
      <style:paragraph-properties fo:margin-left="0cm" fo:margin-right="0cm" fo:margin-top="0cm" fo:margin-bottom="0cm" loext:contextual-spacing="false" fo:text-indent="0cm" style:auto-text-indent="false"/>
      <style:text-properties officeooo:paragraph-rsid="001b2903"/>
    </style:style>
    <style:style style:name="P26" style:family="paragraph" style:parent-style-name="Standard">
      <style:paragraph-properties fo:margin-left="0cm" fo:margin-right="0cm" fo:margin-top="0cm" fo:margin-bottom="0cm" loext:contextual-spacing="false" fo:text-indent="0cm" style:auto-text-indent="false"/>
      <style:text-properties officeooo:paragraph-rsid="002118b3"/>
    </style:style>
    <style:style style:name="P27" style:family="paragraph" style:parent-style-name="Standard">
      <style:paragraph-properties fo:margin-left="0cm" fo:margin-right="0cm" fo:margin-top="0cm" fo:margin-bottom="0cm" loext:contextual-spacing="false" fo:text-indent="0cm" style:auto-text-indent="false"/>
      <style:text-properties officeooo:paragraph-rsid="0022ddbd"/>
    </style:style>
    <style:style style:name="P28" style:family="paragraph" style:parent-style-name="Standard">
      <style:paragraph-properties fo:margin-left="0cm" fo:margin-right="0cm" fo:margin-top="0cm" fo:margin-bottom="0cm" loext:contextual-spacing="false" fo:text-indent="0cm" style:auto-text-indent="false"/>
      <style:text-properties officeooo:paragraph-rsid="002350c1"/>
    </style:style>
    <style:style style:name="P29" style:family="paragraph" style:parent-style-name="Standard">
      <style:paragraph-properties fo:margin-left="0cm" fo:margin-right="0cm" fo:margin-top="0cm" fo:margin-bottom="0cm" loext:contextual-spacing="false" fo:text-indent="0cm" style:auto-text-indent="false"/>
      <style:text-properties officeooo:paragraph-rsid="0024b9e3"/>
    </style:style>
    <style:style style:name="P30" style:family="paragraph" style:parent-style-name="Standard">
      <style:paragraph-properties fo:margin-left="0cm" fo:margin-right="0cm" fo:margin-top="0cm" fo:margin-bottom="0cm" loext:contextual-spacing="false" fo:text-indent="0cm" style:auto-text-indent="false"/>
      <style:text-properties officeooo:paragraph-rsid="00497dcc"/>
    </style:style>
    <style:style style:name="P31"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0781a3" style:font-size-asian="16pt" style:font-weight-asian="bold" style:font-size-complex="16pt" style:font-weight-complex="bold"/>
    </style:style>
    <style:style style:name="P32"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0fe633" style:font-size-asian="16pt" style:font-weight-asian="bold" style:font-size-complex="16pt" style:font-weight-complex="bold"/>
    </style:style>
    <style:style style:name="P33"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1354c2" style:font-size-asian="16pt" style:font-weight-asian="bold" style:font-size-complex="16pt" style:font-weight-complex="bold"/>
    </style:style>
    <style:style style:name="P34"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rsid="00187eb8" officeooo:paragraph-rsid="0042580b" style:font-size-asian="16pt" style:font-weight-asian="bold" style:font-size-complex="16pt" style:font-weight-complex="bold"/>
    </style:style>
    <style:style style:name="P35"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paragraph-rsid="002350c1" style:font-size-asian="16pt" style:font-weight-asian="bold" style:font-size-complex="16pt" style:font-weight-complex="bold"/>
    </style:style>
    <style:style style:name="P36"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rsid="002dc9e3" officeooo:paragraph-rsid="002dc9e3" style:font-size-asian="16pt" style:font-weight-asian="bold" style:font-size-complex="16pt" style:font-weight-complex="bold"/>
    </style:style>
    <style:style style:name="P37"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officeooo:rsid="0003de3e" officeooo:paragraph-rsid="0003de3e" style:font-size-asian="16pt" style:font-size-complex="16pt"/>
    </style:style>
    <style:style style:name="P38"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0781a3" style:font-size-asian="16pt" style:font-weight-asian="normal" style:font-size-complex="16pt" style:font-weight-complex="normal"/>
    </style:style>
    <style:style style:name="P39"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0b1380" style:font-size-asian="16pt" style:font-weight-asian="normal" style:font-size-complex="16pt" style:font-weight-complex="normal"/>
    </style:style>
    <style:style style:name="P40"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0c6904" style:font-size-asian="16pt" style:font-weight-asian="normal" style:font-size-complex="16pt" style:font-weight-complex="normal"/>
    </style:style>
    <style:style style:name="P41"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11a745" style:font-size-asian="16pt" style:font-weight-asian="normal" style:font-size-complex="16pt" style:font-weight-complex="normal"/>
    </style:style>
    <style:style style:name="P42"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168c02" style:font-size-asian="16pt" style:font-weight-asian="normal" style:font-size-complex="16pt" style:font-weight-complex="normal"/>
    </style:style>
    <style:style style:name="P43"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2dc9e3" style:font-size-asian="16pt" style:font-weight-asian="normal" style:font-size-complex="16pt" style:font-weight-complex="normal"/>
    </style:style>
    <style:style style:name="P44"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rsid="002dc9e3" officeooo:paragraph-rsid="002dc9e3" style:font-size-asian="16pt" style:font-weight-asian="normal" style:font-size-complex="16pt" style:font-weight-complex="normal"/>
    </style:style>
    <style:style style:name="P45"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rsid="002dc9e3" officeooo:paragraph-rsid="0032e24d" style:font-size-asian="16pt" style:font-weight-asian="normal" style:font-size-complex="16pt" style:font-weight-complex="normal"/>
    </style:style>
    <style:style style:name="P46"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0" style:font-name="Ubuntu" fo:font-size="16pt" fo:language="ru" fo:country="RU" style:text-underline-style="none" fo:font-weight="normal" officeooo:rsid="002f5378" officeooo:paragraph-rsid="002f5378" style:font-size-asian="16pt" style:font-weight-asian="normal" style:font-size-complex="16pt" style:font-weight-complex="normal"/>
    </style:style>
    <style:style style:name="P47"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rsid="002f5378" officeooo:paragraph-rsid="002f5378" style:font-size-asian="16pt" style:font-weight-asian="normal" style:font-size-complex="16pt" style:font-weight-complex="normal"/>
    </style:style>
    <style:style style:name="P48"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49"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rsid="0003de3e" officeooo:paragraph-rsid="0003de3e" style:font-size-asian="16pt" style:font-size-complex="16pt"/>
    </style:style>
    <style:style style:name="P50"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3686dc" style:font-size-asian="16pt" style:font-size-complex="16pt"/>
    </style:style>
    <style:style style:name="P51"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38179f" style:font-size-asian="16pt" style:font-size-complex="16pt"/>
    </style:style>
    <style:style style:name="P52"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11a745" style:font-size-asian="16pt" style:font-size-complex="16pt"/>
    </style:style>
    <style:style style:name="P53"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42580b" style:font-size-asian="16pt" style:font-size-complex="16pt"/>
    </style:style>
    <style:style style:name="P54"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0781a3" style:font-size-asian="16pt" style:font-size-complex="16pt"/>
    </style:style>
    <style:style style:name="P55"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497dcc" style:font-size-asian="16pt" style:font-size-complex="16pt"/>
    </style:style>
    <style:style style:name="P56" style:family="paragraph" style:parent-style-name="Standard">
      <style:paragraph-properties fo:margin-left="0cm" fo:margin-right="0cm" fo:margin-top="0cm" fo:margin-bottom="0cm" loext:contextual-spacing="false" fo:text-indent="0cm" style:auto-text-indent="false"/>
      <style:text-properties fo:color="#000000" style:font-name="Ubuntu" fo:font-size="16pt" style:text-underline-style="none" officeooo:rsid="004deba7" officeooo:paragraph-rsid="004deba7" style:font-size-asian="16pt" style:font-size-complex="16pt"/>
    </style:style>
    <style:style style:name="P57"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0" style:font-name="Ubuntu" fo:font-size="28pt" fo:language="ru" fo:country="RU" style:text-underline-style="none" fo:font-weight="bold" style:font-size-asian="28pt" style:font-weight-asian="bold" style:font-size-complex="28pt" style:font-weight-complex="bold"/>
    </style:style>
    <style:style style:name="P58" style:family="paragraph" style:parent-style-name="Standard">
      <style:paragraph-properties fo:margin-left="0cm" fo:margin-right="0cm" fo:margin-top="0cm" fo:margin-bottom="0cm" loext:contextual-spacing="false" fo:text-indent="0cm" style:auto-text-indent="false"/>
      <style:text-properties fo:color="#000000" style:font-name="Ubuntu" fo:font-size="28pt" fo:language="ru" fo:country="RU" style:text-underline-style="none" fo:font-weight="bold" officeooo:rsid="0032e24d" officeooo:paragraph-rsid="0032e24d" style:font-size-asian="28pt" style:font-weight-asian="bold" style:font-size-complex="28pt" style:font-weight-complex="bold"/>
    </style:style>
    <style:style style:name="P59" style:family="paragraph" style:parent-style-name="Standard">
      <style:paragraph-properties fo:margin-left="0cm" fo:margin-right="0cm" fo:margin-top="0cm" fo:margin-bottom="0cm" loext:contextual-spacing="false" fo:text-indent="0cm" style:auto-text-indent="false"/>
      <style:text-properties fo:color="#000000" style:font-name="Ubuntu" fo:font-size="20pt" style:text-underline-style="none" officeooo:paragraph-rsid="0003de3e" style:font-size-asian="20pt" style:font-size-complex="20pt"/>
    </style:style>
    <style:style style:name="P60" style:family="paragraph" style:parent-style-name="Standard">
      <style:paragraph-properties fo:margin-left="0cm" fo:margin-right="0cm" fo:margin-top="0cm" fo:margin-bottom="0cm" loext:contextual-spacing="false" fo:text-indent="0cm" style:auto-text-indent="false"/>
      <style:text-properties fo:color="#000000" style:font-name="Ubuntu" fo:font-size="20pt" fo:language="ru" fo:country="RU" style:text-underline-style="none" fo:font-weight="bold" style:font-size-asian="20pt" style:font-weight-asian="bold" style:font-size-complex="20pt" style:font-weight-complex="bold"/>
    </style:style>
    <style:style style:name="P61" style:family="paragraph" style:parent-style-name="Table_20_Contents">
      <style:paragraph-properties fo:margin-left="0cm" fo:margin-right="0cm" fo:margin-top="0cm" fo:margin-bottom="0cm" loext:contextual-spacing="false" fo:text-indent="0cm" style:auto-text-indent="false"/>
    </style:style>
    <style:style style:name="P62" style:family="paragraph" style:parent-style-name="Table_20_Contents">
      <style:paragraph-properties fo:margin-left="0cm" fo:margin-right="0cm" fo:margin-top="0cm" fo:margin-bottom="0cm" loext:contextual-spacing="false" fo:text-indent="0cm" style:auto-text-indent="false"/>
      <style:text-properties fo:color="#000000" style:font-name="Ubuntu" fo:font-size="16pt" style:text-underline-style="none" fo:font-weight="bold" style:font-size-asian="16pt" style:font-size-complex="16pt"/>
    </style:style>
    <style:style style:name="P63" style:family="paragraph" style:parent-style-name="Table_20_Contents">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64" style:family="paragraph" style:parent-style-name="Text_20_body">
      <style:paragraph-properties fo:margin-left="0cm" fo:margin-right="0cm" fo:margin-top="0cm" fo:margin-bottom="0cm" loext:contextual-spacing="false" fo:text-indent="0cm" style:auto-text-indent="false"/>
    </style:style>
    <style:style style:name="P65" style:family="paragraph" style:parent-style-name="Text_20_body">
      <style:paragraph-properties fo:margin-left="0cm" fo:margin-right="0cm" fo:margin-top="0cm" fo:margin-bottom="0cm" loext:contextual-spacing="false" fo:text-indent="0cm" style:auto-text-indent="false"/>
      <style:text-properties fo:font-size="16pt" fo:language="ru" fo:country="RU" fo:font-weight="normal" officeooo:paragraph-rsid="000781a3" style:font-size-asian="14pt" style:font-weight-asian="normal" style:font-size-complex="16pt" style:font-weight-complex="normal"/>
    </style:style>
    <style:style style:name="P66" style:family="paragraph" style:parent-style-name="Text_20_body">
      <style:paragraph-properties fo:margin-left="0cm" fo:margin-right="0cm" fo:margin-top="0cm" fo:margin-bottom="0cm" loext:contextual-spacing="false" fo:text-indent="0cm" style:auto-text-indent="false"/>
      <style:text-properties officeooo:paragraph-rsid="002cbce8"/>
    </style:style>
    <style:style style:name="P67" style:family="paragraph" style:parent-style-name="Text_20_body">
      <style:paragraph-properties fo:margin-left="0cm" fo:margin-right="0cm" fo:margin-top="0cm" fo:margin-bottom="0cm" loext:contextual-spacing="false" fo:text-indent="0cm" style:auto-text-indent="false"/>
      <style:text-properties officeooo:paragraph-rsid="002f5378"/>
    </style:style>
    <style:style style:name="P68" style:family="paragraph" style:parent-style-name="Text_20_body">
      <style:paragraph-properties fo:margin-left="0cm" fo:margin-right="0cm" fo:margin-top="0cm" fo:margin-bottom="0cm" loext:contextual-spacing="false" fo:text-indent="0cm" style:auto-text-indent="false"/>
      <style:text-properties officeooo:paragraph-rsid="0032e1c8"/>
    </style:style>
    <style:style style:name="P69"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style:text-underline-style="none" style:font-size-asian="16pt" style:font-size-complex="16pt"/>
    </style:style>
    <style:style style:name="P70"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style:text-underline-style="none" officeooo:paragraph-rsid="0032e1c8" style:font-size-asian="16pt" style:font-size-complex="16pt"/>
    </style:style>
    <style:style style:name="P71"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style:text-underline-style="none" fo:font-weight="bold" style:font-size-asian="16pt" style:font-size-complex="16pt"/>
    </style:style>
    <style:style style:name="P72"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paragraph-rsid="000781a3" style:font-size-asian="16pt" style:font-weight-asian="normal" style:font-size-complex="16pt" style:font-weight-complex="normal"/>
    </style:style>
    <style:style style:name="P73"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normal" officeooo:rsid="002f5378" officeooo:paragraph-rsid="002f5378" style:font-size-asian="16pt" style:font-weight-asian="normal" style:font-size-complex="16pt" style:font-weight-complex="normal"/>
    </style:style>
    <style:style style:name="P74"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style:font-size-asian="16pt" style:font-size-complex="16pt"/>
    </style:style>
    <style:style style:name="P75" style:family="paragraph" style:parent-style-name="Text_20_body">
      <style:paragraph-properties fo:margin-left="0cm" fo:margin-right="0cm" fo:margin-top="0cm" fo:margin-bottom="0cm" loext:contextual-spacing="false" fo:text-indent="0cm" style:auto-text-indent="false"/>
      <style:text-properties fo:color="#000000" style:font-name="Ubuntu" fo:font-size="16pt" fo:language="ru" fo:country="RU" style:text-underline-style="none" fo:font-weight="bold" officeooo:rsid="00304d03" officeooo:paragraph-rsid="00304d03" style:font-size-asian="16pt" style:font-weight-asian="bold" style:font-size-complex="16pt" style:font-weight-complex="bold"/>
    </style:style>
    <style:style style:name="T1" style:family="text">
      <style:text-properties officeooo:rsid="000fe633"/>
    </style:style>
    <style:style style:name="T2" style:family="text">
      <style:text-properties fo:language="ru" fo:country="RU"/>
    </style:style>
    <style:style style:name="T3" style:family="text">
      <style:text-properties fo:language="ru" fo:country="RU" fo:font-weight="normal" style:font-weight-asian="normal" style:font-weight-complex="normal"/>
    </style:style>
    <style:style style:name="T4" style:family="text">
      <style:text-properties fo:language="ru" fo:country="RU" fo:font-weight="normal" officeooo:rsid="0037be2c" style:font-weight-asian="normal" style:font-weight-complex="normal"/>
    </style:style>
    <style:style style:name="T5" style:family="text">
      <style:text-properties fo:language="ru" fo:country="RU" fo:font-weight="normal" officeooo:rsid="00168c02" style:font-weight-asian="normal" style:font-weight-complex="normal"/>
    </style:style>
    <style:style style:name="T6" style:family="text">
      <style:text-properties fo:language="ru" fo:country="RU" fo:font-weight="normal" officeooo:rsid="0011a745" style:font-weight-asian="normal" style:font-weight-complex="normal"/>
    </style:style>
    <style:style style:name="T7" style:family="text">
      <style:text-properties fo:language="ru" fo:country="RU" fo:font-weight="normal" officeooo:rsid="001aa0d8" style:font-weight-asian="normal" style:font-weight-complex="normal"/>
    </style:style>
    <style:style style:name="T8" style:family="text">
      <style:text-properties fo:language="ru" fo:country="RU" fo:font-weight="normal" officeooo:rsid="00481b9e" style:font-weight-asian="normal" style:font-weight-complex="normal"/>
    </style:style>
    <style:style style:name="T9" style:family="text">
      <style:text-properties fo:language="ru" fo:country="RU" fo:font-weight="bold" officeooo:rsid="00187eb8" style:font-weight-asian="bold" style:font-weight-complex="bold"/>
    </style:style>
    <style:style style:name="T10" style:family="text">
      <style:text-properties fo:font-style="italic"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03de3e" style:font-weight-asian="bold" style:font-weight-complex="bold"/>
    </style:style>
    <style:style style:name="T14" style:family="text">
      <style:text-properties officeooo:rsid="003df6be"/>
    </style:style>
    <style:style style:name="T15" style:family="text">
      <style:text-properties fo:color="#000000" style:font-name="Ubuntu" fo:font-size="16pt" fo:language="ru" fo:country="RU" style:text-underline-style="none" fo:font-weight="normal" style:font-size-asian="16pt" style:font-weight-asian="normal" style:font-size-complex="16pt" style:font-weight-complex="normal"/>
    </style:style>
    <style:style style:name="T16" style:family="text">
      <style:text-properties fo:color="#000000" style:font-name="Ubuntu" fo:font-size="16pt" fo:language="ru" fo:country="RU" style:text-underline-style="none" fo:font-weight="normal" officeooo:rsid="003943a2" style:font-size-asian="16pt" style:font-weight-asian="normal" style:font-size-complex="16pt" style:font-weight-complex="normal"/>
    </style:style>
    <style:style style:name="T17" style:family="text">
      <style:text-properties fo:color="#000000" style:font-name="Ubuntu" fo:font-size="16pt" fo:language="ru" fo:country="RU" style:text-underline-style="none" fo:font-weight="normal" officeooo:rsid="00497dcc" style:font-size-asian="16pt" style:font-weight-asian="normal" style:font-size-complex="16pt" style:font-weight-complex="normal"/>
    </style:style>
    <style:style style:name="T18" style:family="text">
      <style:text-properties fo:color="#000000" style:font-name="Ubuntu" fo:font-size="16pt" fo:language="ru" fo:country="RU" style:text-underline-style="none" style:font-size-asian="16pt" style:font-size-complex="16pt"/>
    </style:style>
    <style:style style:name="T19" style:family="text">
      <style:text-properties fo:color="#000000" style:font-name="Ubuntu" fo:font-size="16pt" style:text-underline-style="none" style:font-size-asian="16pt" style:font-size-complex="16pt"/>
    </style:style>
    <style:style style:name="T20" style:family="text">
      <style:text-properties fo:color="#000000" style:font-name="Ubuntu" style:text-underline-style="none" style:font-size-asian="16pt"/>
    </style:style>
    <style:style style:name="T21" style:family="text">
      <style:text-properties officeooo:rsid="004deb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
      <text:h text:style-name="P1" text:outline-level="2"/>
      <text:h text:style-name="P1" text:outline-level="2"/>
      <text:h text:style-name="P1" text:outline-level="2"/>
      <text:h text:style-name="P1" text:outline-level="2"/>
      <text:h text:style-name="P1" text:outline-level="2"/>
      <text:h text:style-name="P1" text:outline-level="2"/>
      <text:h text:style-name="P1" text:outline-level="2"/>
      <text:h text:style-name="P2" text:outline-level="2">Архитектура</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soft-page-break/>Жизненный цикл запроса</text:p>
      <text:p text:style-name="P59"><text:span text:style-name="T13">Оглавление </text:span></text:p>
      <text:p text:style-name="P37">Обзор жизненного цикла</text:p>
      <text:p text:style-name="P37"><text:tab/><text:span text:style-name="T21">Ядра HTTP/Консоли</text:span></text:p>
      <text:p text:style-name="P37"><text:tab/><text:span text:style-name="T21">Сервис-провайдеры </text:span></text:p>
      <text:p text:style-name="P37"><text:tab/><text:span text:style-name="T21">Выполнение запроса </text:span></text:p>
      <text:p text:style-name="P56">Фокус на сервер-провайдеры</text:p>
      <text:p text:style-name="P49"/>
      <text:p text:style-name="P48"/>
      <text:p text:style-name="P60">Обзор жизненного цикла</text:p>
      <text:p text:style-name="P50"><text:span text:style-name="T3">Точкой входа для всех запросов к приложению Laravel является файл public / index.php. </text:span>Все запросы направляются в этот файл настройками вашего веб-сервера (Apache / nginx). <text:span text:style-name="T3"><text:s/>Файл index.php - отправная точка для загрузки остальной части фреймворка. </text:span></text:p>
      <text:p text:style-name="P20"><text:span text:style-name="T15">Файл </text:span><text:span text:style-name="Source_20_Text"><text:span text:style-name="T15">index.php</text:span></text:span><text:span text:style-name="T15"> загружает автозагрузчик, который сгенерировал Composer, а затем извлекает экземпляр Laravel-приложения из скрипта </text:span><text:span text:style-name="Source_20_Text"><text:span text:style-name="T15">bootstrap/app.php</text:span></text:span><text:span text:style-name="T15">. Первое действие самого Laravel - создать экземпляр приложения / </text:span><text:a xlink:type="simple" xlink:href="https://laravel.su/docs/5.4/container" text:style-name="Internet_20_link" text:visited-style-name="Visited_20_Internet_20_Link">сервис-контейнера</text:a><text:span text:style-name="T15">.</text:span></text:p>
      <text:p text:style-name="P38"/>
      <text:p text:style-name="P31">Ядра HTTP / консоли</text:p>
      <text:p text:style-name="P39">Затем входящий запрос отправляется либо ядру HTTP, либо ядру консоли, в зависимости от типа запроса, поступающего в приложение. Эти два ядра служат центральным местом, через которое проходят все запросы. А пока давайте сосредоточимся на ядре HTTP, которое находится в app / Http / Kernel.php. </text:p>
      <text:p text:style-name="P22"><text:span text:style-name="T15">Ядро HTTP наследует класс Illuminate \ Foundation \ Http \ Kernel, который определяет массив загрузчиков </text:span><text:span text:style-name="Source_20_Text"><text:span text:style-name="T19">bootstrappers</text:span></text:span><text:span text:style-name="T15">, которые будут запускаться перед выполнением запроса. Эти загрузчики настраивают обработку ошибок, настраивают ведение журнала, обнаруживают среду приложения и выполняют другие задачи, которые необходимо выполнить до фактической обработки запроса. </text:span></text:p>
      <text:p text:style-name="P51"><text:span text:style-name="T3">Ядро HTTP также определяет список HTTP </text:span><text:span text:style-name="T4">посредников</text:span><text:span text:style-name="T3">, через которое должны пройти все запросы, прежде чем они будут обработаны приложением. </text:span>Эти посредники обрабатывают <text:soft-page-break/>чтение и запись<text:span text:style-name="T3"> сеанса HTTP, определяет, находится ли приложение в режиме обслуживания, проверяет токен CSRF и т. Д. </text:span></text:p>
      <text:p text:style-name="P23"><text:span text:style-name="T15">Принцип действия метода </text:span><text:span text:style-name="Source_20_Text"><text:span text:style-name="T19">handle</text:span></text:span><text:span text:style-name="T15"> ядра HTTP довольно проста: получить запрос и вернуть ответ. Думайте о ядре как о большом черном ящике, который представляет все ваше приложение. Подайте ему HTTP-запросы, и он вернет HTTP-ответы.</text:span></text:p>
      <text:p text:style-name="P38"/>
      <text:h text:style-name="P12" text:outline-level="4">Сервис-провайдеры</text:h>
      <text:p text:style-name="P24"><text:span text:style-name="T15">Одно из наиболее важных действий при загрузке ядра - это загрузка </text:span><text:span text:style-name="T16">сервис-провайдеров</text:span><text:span text:style-name="T15"> для вашего приложения. Все сервис-провайдеры настраиваются в конфиге </text:span><text:span text:style-name="Source_20_Text"><text:span text:style-name="T15">config/app.php</text:span></text:span><text:span text:style-name="T15"> массива </text:span><text:span text:style-name="Source_20_Text"><text:span text:style-name="T15">providers</text:span></text:span><text:span text:style-name="T15">. Сначала будет вызван метод </text:span><text:span text:style-name="Source_20_Text"><text:span text:style-name="T15">register</text:span></text:span><text:span text:style-name="T15"> для всех сервис-провайдеров, а когда все они будут зарегистрированы, будет вызван метод </text:span><text:span text:style-name="Source_20_Text"><text:span text:style-name="T15">boot</text:span></text:span><text:span text:style-name="T15">.</text:span></text:p>
      <text:p text:style-name="P40"><text:span text:style-name="T14">С</text:span>ервис-провайдеры отвечают за начальную загрузку всевозможных компонентов фреймворка: таких как БД, очередь, проверка ввода и маршрутизация. Сервис-провайдеры — важнейший элемент всего процесса начальной загрузки Laravel, так как они отвечают за загрузку и настройку всех возможностей фреймворка.</text:p>
      <text:p text:style-name="P38"/>
      <text:h text:style-name="P12" text:outline-level="4">Выполнение запроса</text:h>
      <text:p text:style-name="P21"><text:span text:style-name="T20">Как только все сервис-провайдеры зарегистрированы и приложение загружено, </text:span><text:span text:style-name="Source_20_Text"><text:span text:style-name="T20">Request</text:span></text:span><text:span text:style-name="T20"> поступает в роутер для обработки. Роутер отправит запрос по роуту или контроллеру, а также запустит посредника, соответствующего роуту.</text:span></text:p>
      <text:p text:style-name="P38"/>
      <text:p text:style-name="P38"/>
      <text:h text:style-name="P8" text:outline-level="2">Фокус на сервис-провайдеры</text:h>
      <text:p text:style-name="P69">Сервис-провайдеры — поистине ключ к инициализации и настройке Laravel-приложения. Создаётся экземпляр приложения, регистрируются сервис-провайдеры, и запрос передается в загруженное приложение. Всё действительно просто!</text:p>
      <text:p text:style-name="P64"><text:span text:style-name="T19">Очень важно иметь хорошее понимание того, как Laravel-приложение строится и загружается через сервис-</text:span><text:soft-page-break/><text:span text:style-name="T19">провайдеры. Конечно, сервис-провайдеры вашего приложения по-умолчанию хранятся в директории </text:span><text:span text:style-name="Source_20_Text"><text:span text:style-name="T19">app/Providers</text:span></text:span><text:span text:style-name="T19">.</text:span></text:p>
      <text:p text:style-name="P64"><text:span text:style-name="T19">Основной файл, на который вам надо обратить внимание - </text:span><text:span text:style-name="Source_20_Text"><text:span text:style-name="T19">AppServiceProvider</text:span></text:span><text:span text:style-name="T19">. По умолчанию он почти пустой. Этот провайдер является отличным местом для добавления в ваше приложение собственной начальной загрузки и привязок сервис-контейнера. Конечно, в случае больших приложений, возможно вы захотите создать несколько файлов сервис-провайдеров, каждый со своей специализацией.</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4" text:outline-level="1"><text:soft-page-break/>Сервис-контейнер</text:h>
      <text:p text:style-name="P32"><text:span text:style-name="T1">Оглавление </text:span></text:p>
      <text:p text:style-name="P41">Введение </text:p>
      <text:p text:style-name="P41">Привязка </text:p>
      <text:p text:style-name="P52"><text:span text:style-name="T3"><text:tab/></text:span><text:span text:style-name="T5">Базовые</text:span><text:span text:style-name="T3"> привязки </text:span></text:p>
      <text:p text:style-name="P41"><text:tab/>Привязка интерфейсов к реализациям </text:p>
      <text:p text:style-name="P41"><text:tab/>Контекстная привязка </text:p>
      <text:p text:style-name="P41"><text:tab/>Связывание примитивов </text:p>
      <text:p text:style-name="P41"><text:tab/>Привязка типизированных переменных </text:p>
      <text:p text:style-name="P41"><text:tab/>Теги </text:p>
      <text:p text:style-name="P41"><text:tab/>Расширение привязок </text:p>
      <text:p text:style-name="P41">Разрешение </text:p>
      <text:p text:style-name="P41"><text:tab/>Метод создания </text:p>
      <text:p text:style-name="P41"><text:tab/>Автоматический впрыск </text:p>
      <text:p text:style-name="P41">События контейнера </text:p>
      <text:p text:style-name="P52"><text:span text:style-name="T6">PSR</text:span><text:span text:style-name="T3">-11</text:span></text:p>
      <text:p text:style-name="P38"/>
      <text:p text:style-name="P38"/>
      <text:p text:style-name="P33">Введение</text:p>
      <text:p text:style-name="P72">Сервис-контейнер в Laravel — это мощное средство для управления зависимостями классов и внедрения зависимостей. Внедрение зависимостей — это распространенный термин, который означает добавление других классов в этот класс через конструктор или, в некоторых случаях, метод-сеттер.</text:p>
      <text:p text:style-name="P69">Давайте взглянем на простой пример:</text:p>
      <text:p text:style-name="P38"/>
      <text:p text:style-name="P14"><text:span text:style-name="Source_20_Text"><text:span text:style-name="T20">&lt;?php</text:span></text:span></text:p>
      <text:p text:style-name="P17"/>
      <text:p text:style-name="P13"><text:span text:style-name="Source_20_Text"><text:span text:style-name="T19">namespace App\Http\Controllers;</text:span></text:span></text:p>
      <text:p text:style-name="P17"/>
      <text:p text:style-name="P13"><text:span text:style-name="Source_20_Text"><text:span text:style-name="T19">use App\Http\Controllers\Controller;</text:span></text:span></text:p>
      <text:p text:style-name="P13"><text:span text:style-name="Source_20_Text"><text:span text:style-name="T19">use App\Repositories\UserRepository;</text:span></text:span></text:p>
      <text:p text:style-name="P13"><text:span text:style-name="Source_20_Text"><text:span text:style-name="T19">use App\Models\User;</text:span></text:span></text:p>
      <text:p text:style-name="P17"/>
      <text:p text:style-name="P13"><text:span text:style-name="Source_20_Text"><text:span text:style-name="T19">class UserController extends Controller</text:span></text:span></text:p>
      <text:p text:style-name="P13"><text:span text:style-name="Source_20_Text"><text:span text:style-name="T19">{</text:span></text:span></text:p>
      <text:p text:style-name="P13"><text:soft-page-break/><text:span text:style-name="Source_20_Text"><text:span text:style-name="T19"><text:s text:c="4"/>/**</text:span></text:span></text:p>
      <text:p text:style-name="P13"><text:span text:style-name="Source_20_Text"><text:span text:style-name="T19"><text:s text:c="5"/>* The user repository implementation.</text:span></text:span></text:p>
      <text:p text:style-name="P13"><text:span text:style-name="Source_20_Text"><text:span text:style-name="T19"><text:s text:c="5"/>*</text:span></text:span></text:p>
      <text:p text:style-name="P13"><text:span text:style-name="Source_20_Text"><text:span text:style-name="T19"><text:s text:c="5"/>* @var UserRepository</text:span></text:span></text:p>
      <text:p text:style-name="P13"><text:span text:style-name="Source_20_Text"><text:span text:style-name="T19"><text:s text:c="5"/>*/</text:span></text:span></text:p>
      <text:p text:style-name="P13"><text:span text:style-name="Source_20_Text"><text:span text:style-name="T19"><text:s text:c="4"/>protected $users;</text:span></text:span></text:p>
      <text:p text:style-name="P17"/>
      <text:p text:style-name="P13"><text:span text:style-name="Source_20_Text"><text:span text:style-name="T19"><text:s text:c="4"/>/**</text:span></text:span></text:p>
      <text:p text:style-name="P13"><text:span text:style-name="Source_20_Text"><text:span text:style-name="T19"><text:s text:c="5"/>* Create a new controller instance.</text:span></text:span></text:p>
      <text:p text:style-name="P13"><text:span text:style-name="Source_20_Text"><text:span text:style-name="T19"><text:s text:c="5"/>*</text:span></text:span></text:p>
      <text:p text:style-name="P13"><text:span text:style-name="Source_20_Text"><text:span text:style-name="T19"><text:s text:c="5"/>* @param <text:s/>UserRepository <text:s/>$users</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__construct(UserRepository $users)</text:span></text:span></text:p>
      <text:p text:style-name="P13"><text:span text:style-name="Source_20_Text"><text:span text:style-name="T19"><text:s text:c="4"/>{</text:span></text:span></text:p>
      <text:p text:style-name="P13"><text:span text:style-name="Source_20_Text"><text:span text:style-name="T19"><text:s text:c="8"/>$this-&gt;users = $users;</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Show the profile for the given user.</text:span></text:span></text:p>
      <text:p text:style-name="P13"><text:span text:style-name="Source_20_Text"><text:span text:style-name="T19"><text:s text:c="5"/>*</text:span></text:span></text:p>
      <text:p text:style-name="P13"><text:span text:style-name="Source_20_Text"><text:span text:style-name="T19"><text:s text:c="5"/>* @param <text:s/>int <text:s/>$id</text:span></text:span></text:p>
      <text:p text:style-name="P13"><text:span text:style-name="Source_20_Text"><text:span text:style-name="T19"><text:s text:c="5"/>* @return Response</text:span></text:span></text:p>
      <text:p text:style-name="P13"><text:span text:style-name="Source_20_Text"><text:span text:style-name="T19"><text:s text:c="5"/>*/</text:span></text:span></text:p>
      <text:p text:style-name="P13"><text:span text:style-name="Source_20_Text"><text:span text:style-name="T19"><text:s text:c="4"/>public function show($id)</text:span></text:span></text:p>
      <text:p text:style-name="P13"><text:span text:style-name="Source_20_Text"><text:span text:style-name="T19"><text:s text:c="4"/>{</text:span></text:span></text:p>
      <text:p text:style-name="P13"><text:span text:style-name="Source_20_Text"><text:span text:style-name="T19"><text:s text:c="8"/>$user = $this-&gt;users-&gt;find($id);</text:span></text:span></text:p>
      <text:p text:style-name="P17"/>
      <text:p text:style-name="P13"><text:span text:style-name="Source_20_Text"><text:span text:style-name="T19"><text:s text:c="8"/>return view('user.profile', ['user' =&gt; $user]);</text:span></text:span></text:p>
      <text:p text:style-name="P13"><text:span text:style-name="Source_20_Text"><text:span text:style-name="T19"><text:s text:c="4"/>}</text:span></text:span></text:p>
      <text:p text:style-name="P13"><text:span text:style-name="Source_20_Text"><text:span text:style-name="T19">}</text:span></text:span></text:p>
      <text:p text:style-name="P65"><text:span text:style-name="T20">В этом примере </text:span><text:span text:style-name="Source_20_Text"><text:span text:style-name="T20">UserController</text:span></text:span><text:span text:style-name="T20"> должен получить пользователей из хранилища данных. Поэтому мы будем </text:span><text:span text:style-name="Strong_20_Emphasis"><text:span text:style-name="T20">внедрять</text:span></text:span><text:span text:style-name="T20"> сервис, который может получить пользователей. В данном контексте наш </text:span><text:span text:style-name="Source_20_Text"><text:span text:style-name="T20">UserRepository</text:span></text:span><text:span text:style-name="T20"> скорее всего использует </text:span><text:a xlink:type="simple" xlink:href="https://laravel.su/docs/5.4/eloquent" text:style-name="Internet_20_link" text:visited-style-name="Visited_20_Internet_20_Link">Eloquent</text:a><text:span text:style-name="T20"> для получения информации пользователя из базы данных. Однако, так как внедряется репозиторий, мы можем легко подменить его с другой реализацией. Также можно </text:span><text:soft-page-break/><text:span text:style-name="T20">легко создать "заглушку" или фиктивную реализацию </text:span><text:span text:style-name="Source_20_Text"><text:span text:style-name="T20">UserRepository</text:span></text:span><text:span text:style-name="T20"> при тестировании нашего приложения.</text:span></text:p>
      <text:p text:style-name="P69">Глубокое понимание сервис-контейнера Laravel важно для создания мощного, высокопроизводительного приложения, а также для работы с самим ядром Laravel.</text:p>
      <text:p text:style-name="P38"/>
      <text:p text:style-name="P38"/>
      <text:p text:style-name="P38"/>
      <text:h text:style-name="P6" text:outline-level="2">Связывание</text:h>
      <text:h text:style-name="P9" text:outline-level="3">Основы связывания</text:h>
      <text:p text:style-name="P64"><text:span text:style-name="T19">Поскольку почти все ваши привязки сервис-контейнеров будут зарегистрированы в </text:span><text:a xlink:type="simple" xlink:href="https://laravel.su/docs/5.4/providers" text:style-name="Internet_20_link" text:visited-style-name="Visited_20_Internet_20_Link">сервис-провайдерах</text:a><text:span text:style-name="T19">, то все следующие примеры демонстрируют использование контейнеров в данном контексте.</text:span></text:p>
      <text:p text:style-name="P18">Если классы не зависят от каких-либо интерфейсов, то нет необходимости связывать их в контейнере. Не нужно объяснять контейнеру, как создавать эти объекты, поскольку он автоматически извлекает такие объекты при помощи рефлексии.</text:p>
      <text:p text:style-name="P42"><text:span text:style-name="T2"/></text:p>
      <text:p text:style-name="P38"/>
      <text:p text:style-name="P53"><text:span text:style-name="T9">Простые </text:span>связывания</text:p>
      <text:p text:style-name="P34"/>
      <text:p text:style-name="P21"><text:span text:style-name="T20">В сервис-провайдере всегда есть доступ к контейнеру через свойство </text:span><text:span text:style-name="Source_20_Text"><text:span text:style-name="T20">$this-&gt;app</text:span></text:span><text:span text:style-name="T20">. Зарегистрировать привязку можно методом </text:span><text:span text:style-name="Source_20_Text"><text:span text:style-name="T20">bind</text:span></text:span><text:span text:style-name="T20">, передав имя того класса или интерфейса, который мы хотим зарегистрировать, вместе с функцией-замыкания </text:span><text:span text:style-name="Source_20_Text"><text:span text:style-name="T20">Closure</text:span></text:span><text:span text:style-name="T20">, которая возвращает экземпляр класса:</text:span></text:p>
      <text:p text:style-name="P14"><text:span text:style-name="Source_20_Text"><text:span text:style-name="T20">$this-&gt;app-&gt;bind('HelpSpot\API', function ($app) {</text:span></text:span></text:p>
      <text:p text:style-name="P13"><text:span text:style-name="Source_20_Text"><text:span text:style-name="T19"><text:s text:c="4"/>return new \HelpSpot\API($app-&gt;make('HttpClient'));</text:span></text:span></text:p>
      <text:p text:style-name="P13"><text:span text:style-name="Source_20_Text"><text:span text:style-name="T19">});</text:span></text:span></text:p>
      <text:p text:style-name="P38">Обратите внимание, что мы получаем сам контейнер в виде аргумента ресолвера. Затем мы можем использовать контейнер, чтобы получать под-зависимости создаваемого объекта.</text:p>
      <text:p text:style-name="P38"/>
      <text:p text:style-name="P38"/>
      <text:p text:style-name="P54"><text:span text:style-name="T3">Связывание </text:span><text:span text:style-name="T7">синглтона</text:span></text:p>
      <text:p text:style-name="P54"><text:soft-page-break/><text:span text:style-name="T7"/></text:p>
      <text:p text:style-name="P21"><text:span text:style-name="T20">Метод </text:span><text:span text:style-name="Source_20_Text"><text:span text:style-name="T20">singleton</text:span></text:span><text:span text:style-name="T20"> привязывает класс или интерфейс к контейнеру, который должен быть создан только один раз, и все последующие обращения к нему будут возвращать этот созданный экземпляр:</text:span></text:p>
      <text:p text:style-name="P14"><text:span text:style-name="Source_20_Text"><text:span text:style-name="T20">$this-&gt;app-&gt;singleton('HelpSpot\API', function ($app) {</text:span></text:span></text:p>
      <text:p text:style-name="P13"><text:span text:style-name="Source_20_Text"><text:span text:style-name="T19"><text:s text:c="4"/>return new \HelpSpot\API($app-&gt;make('HttpClient'));</text:span></text:span></text:p>
      <text:p text:style-name="P13"><text:span text:style-name="Source_20_Text"><text:span text:style-name="T19">});</text:span></text:span></text:p>
      <text:p text:style-name="P13"><text:span text:style-name="Source_20_Text"><text:span text:style-name="T19"/></text:span></text:p>
      <text:p text:style-name="P38">Привязка экземпляров</text:p>
      <text:p text:style-name="P25"><text:span text:style-name="T15">Вы также можете привязать существующий экземпляр объекта к контейнеру, используя метод </text:span><text:span text:style-name="Source_20_Text"><text:span text:style-name="T19">instance</text:span></text:span><text:span text:style-name="T15">. Данный экземпляр всегда будет возвращаться при последующих вызовах контейнера:</text:span></text:p>
      <text:p text:style-name="P14"><text:span text:style-name="Source_20_Text"><text:span text:style-name="T20">$api = new \HelpSpot\API(new HttpClient);</text:span></text:span></text:p>
      <text:p text:style-name="P17"/>
      <text:p text:style-name="P13"><text:span text:style-name="Source_20_Text"><text:span text:style-name="T19">$this-&gt;app-&gt;instance('HelpSpot\API', $api);</text:span></text:span></text:p>
      <text:p text:style-name="P38"/>
      <text:p text:style-name="P38"/>
      <text:p text:style-name="P38">Привязка интерфейсов к реализациям</text:p>
      <text:p text:style-name="P21"><text:span text:style-name="T20">Довольно мощная функция сервис-контейнера — возможность связать интерфейс с реализацией. Например, допустим у нас есть интерфейс </text:span><text:span text:style-name="Source_20_Text"><text:span text:style-name="T20">EventPusher</text:span></text:span><text:span text:style-name="T20"> и реализация </text:span><text:span text:style-name="Source_20_Text"><text:span text:style-name="T20">RedisEventPusher</text:span></text:span><text:span text:style-name="T20">. И как только мы написали реализацию </text:span><text:span text:style-name="Source_20_Text"><text:span text:style-name="T20">RedisEventPusher</text:span></text:span><text:span text:style-name="T20"> этого интерфейса, мы можем зарегистрировать его в сервис-контейнере следующим образом:</text:span></text:p>
      <text:p text:style-name="P14"><text:span text:style-name="Source_20_Text"><text:span text:style-name="T20">$this-&gt;app-&gt;bind(</text:span></text:span></text:p>
      <text:p text:style-name="P13"><text:span text:style-name="Source_20_Text"><text:span text:style-name="T19"><text:s text:c="4"/>'App\Contracts\EventPusher',</text:span></text:span></text:p>
      <text:p text:style-name="P13"><text:span text:style-name="Source_20_Text"><text:span text:style-name="T19"><text:s text:c="4"/>'App\Services\RedisEventPusher'</text:span></text:span></text:p>
      <text:p text:style-name="P13"><text:span text:style-name="Source_20_Text"><text:span text:style-name="T19">);</text:span></text:span></text:p>
      <text:p text:style-name="P21"><text:span text:style-name="T20">Мы сообщаем контейнеру, что он должен внедрить </text:span><text:span text:style-name="Source_20_Text"><text:span text:style-name="T20">RedisEventPusher</text:span></text:span><text:span text:style-name="T20">, когда классу потребуется реализация </text:span><text:span text:style-name="Source_20_Text"><text:span text:style-name="T20">EventPusher</text:span></text:span><text:span text:style-name="T20">. Теперь мы можем указать интерфейс </text:span><text:span text:style-name="Source_20_Text"><text:span text:style-name="T20">EventPusher</text:span></text:span><text:span text:style-name="T20"> в качестве аргумента метода контроллера в конструкторе, либо в любом другом месте, где сервис-контейнер внедряет зависимости:</text:span></text:p>
      <text:p text:style-name="P14"><text:span text:style-name="Source_20_Text"><text:span text:style-name="T20">use App\Contracts\EventPusher;</text:span></text:span></text:p>
      <text:p text:style-name="P17"/>
      <text:p text:style-name="P13"><text:soft-page-break/><text:span text:style-name="Source_20_Text"><text:span text:style-name="T19">/**</text:span></text:span></text:p>
      <text:p text:style-name="P13"><text:span text:style-name="Source_20_Text"><text:span text:style-name="T19"><text:s/>* Create a new class instance.</text:span></text:span></text:p>
      <text:p text:style-name="P13"><text:span text:style-name="Source_20_Text"><text:span text:style-name="T19"><text:s/>*</text:span></text:span></text:p>
      <text:p text:style-name="P13"><text:span text:style-name="Source_20_Text"><text:span text:style-name="T19"><text:s/>* @param <text:s/>EventPusher <text:s/>$pusher</text:span></text:span></text:p>
      <text:p text:style-name="P13"><text:span text:style-name="Source_20_Text"><text:span text:style-name="T19"><text:s/>* @return void</text:span></text:span></text:p>
      <text:p text:style-name="P13"><text:span text:style-name="Source_20_Text"><text:span text:style-name="T19"><text:s/>*/</text:span></text:span></text:p>
      <text:p text:style-name="P13"><text:span text:style-name="Source_20_Text"><text:span text:style-name="T19">public function __construct(EventPusher $pusher)</text:span></text:span></text:p>
      <text:p text:style-name="P13"><text:span text:style-name="Source_20_Text"><text:span text:style-name="T19">{</text:span></text:span></text:p>
      <text:p text:style-name="P13"><text:span text:style-name="Source_20_Text"><text:span text:style-name="T19"><text:s text:c="4"/>$this-&gt;pusher = $pusher;</text:span></text:span></text:p>
      <text:p text:style-name="P13"><text:span text:style-name="Source_20_Text"><text:span text:style-name="T19">}</text:span></text:span></text:p>
      <text:p text:style-name="P38"/>
      <text:p text:style-name="P38"/>
      <text:p text:style-name="P54"><text:span text:style-name="T3">Контекстная </text:span>связывание</text:p>
      <text:p text:style-name="P38"/>
      <text:p text:style-name="P38">Иногда у вас может быть два класса, которые используют один и тот же интерфейс, но вы хотите внедрить разные реализации в каждый класс. Например, два контроллера могут зависеть от разных реализаций контракта Illuminate \ Contracts \ Filesystem \ Filesystem. Laravel предоставляет простой и понятный интерфейс для определения этого поведения:</text:p>
      <text:p text:style-name="P14"><text:span text:style-name="Source_20_Text"><text:span text:style-name="T20">use App\Http\Controllers\PhotoController;</text:span></text:span></text:p>
      <text:p text:style-name="P13"><text:span text:style-name="Source_20_Text"><text:span text:style-name="T19">use App\Http\Controllers\UploadController;</text:span></text:span></text:p>
      <text:p text:style-name="P13"><text:span text:style-name="Source_20_Text"><text:span text:style-name="T19">use App\Http\Controllers\VideoController;</text:span></text:span></text:p>
      <text:p text:style-name="P13"><text:span text:style-name="Source_20_Text"><text:span text:style-name="T19">use Illuminate\Contracts\Filesystem\Filesystem;</text:span></text:span></text:p>
      <text:p text:style-name="P13"><text:span text:style-name="Source_20_Text"><text:span text:style-name="T19">use Illuminate\Support\Facades\Storage;</text:span></text:span></text:p>
      <text:p text:style-name="P17"/>
      <text:p text:style-name="P13"><text:span text:style-name="Source_20_Text"><text:span text:style-name="T19">$this-&gt;app-&gt;when(PhotoController::class)</text:span></text:span></text:p>
      <text:p text:style-name="P13"><text:span text:style-name="Source_20_Text"><text:span text:style-name="T19"><text:s text:c="10"/>-&gt;needs(Filesystem::class)</text:span></text:span></text:p>
      <text:p text:style-name="P13"><text:span text:style-name="Source_20_Text"><text:span text:style-name="T19"><text:s text:c="10"/>-&gt;give(function () {</text:span></text:span></text:p>
      <text:p text:style-name="P13"><text:span text:style-name="Source_20_Text"><text:span text:style-name="T19"><text:s text:c="14"/>return Storage::disk('local');</text:span></text:span></text:p>
      <text:p text:style-name="P13"><text:span text:style-name="Source_20_Text"><text:span text:style-name="T19"><text:s text:c="10"/>});</text:span></text:span></text:p>
      <text:p text:style-name="P17"/>
      <text:p text:style-name="P13"><text:span text:style-name="Source_20_Text"><text:span text:style-name="T19">$this-&gt;app-&gt;when([VideoController::class, UploadController::class])</text:span></text:span></text:p>
      <text:p text:style-name="P13"><text:span text:style-name="Source_20_Text"><text:span text:style-name="T19"><text:s text:c="10"/>-&gt;needs(Filesystem::class)</text:span></text:span></text:p>
      <text:p text:style-name="P13"><text:span text:style-name="Source_20_Text"><text:span text:style-name="T19"><text:s text:c="10"/>-&gt;give(function () {</text:span></text:span></text:p>
      <text:p text:style-name="P13"><text:span text:style-name="Source_20_Text"><text:span text:style-name="T19"><text:s text:c="14"/>return Storage::disk('s3');</text:span></text:span></text:p>
      <text:p text:style-name="P13"><text:span text:style-name="Source_20_Text"><text:span text:style-name="T19"><text:s text:c="10"/>});</text:span></text:span></text:p>
      <text:p text:style-name="P38"><text:soft-page-break/></text:p>
      <text:p text:style-name="P38">Связывание примитивов</text:p>
      <text:p text:style-name="P38">Иногда у вас может быть класс, который получает некоторые внедренные классы, но также требует внедренного примитивного значения, такого как целое число. Вы можете легко использовать контекстную привязку, чтобы ввести любое значение, которое может понадобиться вашему классу:</text:p>
      <text:p text:style-name="P14"><text:span text:style-name="Source_20_Text"><text:span text:style-name="T20">$this-&gt;app-&gt;when('App\Http\Controllers\UserController')</text:span></text:span></text:p>
      <text:p text:style-name="P13"><text:span text:style-name="Source_20_Text"><text:span text:style-name="T19"><text:s text:c="10"/>-&gt;needs('$variableName')</text:span></text:span></text:p>
      <text:p text:style-name="P13"><text:span text:style-name="Source_20_Text"><text:span text:style-name="T19"><text:s text:c="10"/>-&gt;give($value);</text:span></text:span></text:p>
      <text:p text:style-name="P38">Иногда класс может зависеть от массива помеченных экземпляров. Используя метод giveTagged, вы можете легко внедрить все привязки контейнера с этим тегом:</text:p>
      <text:p text:style-name="P14"><text:span text:style-name="Source_20_Text"><text:span text:style-name="T20">$this-&gt;app-&gt;when(ReportAggregator::class)</text:span></text:span></text:p>
      <text:p text:style-name="P13"><text:span text:style-name="Source_20_Text"><text:span text:style-name="T19"><text:s text:c="4"/>-&gt;needs('$reports')</text:span></text:span></text:p>
      <text:p text:style-name="P13"><text:span text:style-name="Source_20_Text"><text:span text:style-name="T19"><text:s text:c="4"/>-&gt;giveTagged('reports');</text:span></text:span></text:p>
      <text:p text:style-name="P38"/>
      <text:p text:style-name="P38"/>
      <text:p text:style-name="P38">Привязка типизированных переменных</text:p>
      <text:p text:style-name="P38">Иногда у вас может быть класс, который получает массив типизированных объектов с использованием аргумента вариативного конструктора:</text:p>
      <text:p text:style-name="P14"><text:span text:style-name="Source_20_Text"><text:span text:style-name="T20">class Firewall</text:span></text:span></text:p>
      <text:p text:style-name="P13"><text:span text:style-name="Source_20_Text"><text:span text:style-name="T19">{</text:span></text:span></text:p>
      <text:p text:style-name="P13"><text:span text:style-name="Source_20_Text"><text:span text:style-name="T19"><text:s text:c="4"/>protected $logger;</text:span></text:span></text:p>
      <text:p text:style-name="P13"><text:span text:style-name="Source_20_Text"><text:span text:style-name="T19"><text:s text:c="4"/>protected $filters;</text:span></text:span></text:p>
      <text:p text:style-name="P17"/>
      <text:p text:style-name="P13"><text:span text:style-name="Source_20_Text"><text:span text:style-name="T19"><text:s text:c="4"/>public function __construct(Logger $logger, Filter ...$filters)</text:span></text:span></text:p>
      <text:p text:style-name="P13"><text:span text:style-name="Source_20_Text"><text:span text:style-name="T19"><text:s text:c="4"/>{</text:span></text:span></text:p>
      <text:p text:style-name="P13"><text:span text:style-name="Source_20_Text"><text:span text:style-name="T19"><text:s text:c="8"/>$this-&gt;logger = $logger;</text:span></text:span></text:p>
      <text:p text:style-name="P13"><text:span text:style-name="Source_20_Text"><text:span text:style-name="T19"><text:s text:c="8"/>$this-&gt;filters = $filters;</text:span></text:span></text:p>
      <text:p text:style-name="P13"><text:span text:style-name="Source_20_Text"><text:span text:style-name="T19"><text:s text:c="4"/>}</text:span></text:span></text:p>
      <text:p text:style-name="P13"><text:span text:style-name="Source_20_Text"><text:span text:style-name="T19">}</text:span></text:span></text:p>
      <text:p text:style-name="P38">Используя контекстную привязку, вы можете разрешить эту зависимость, предоставив методу give метод Closure, который возвращает массив разрешенных экземпляров Filter:</text:p>
      <text:p text:style-name="P14"><text:span text:style-name="Source_20_Text"><text:span text:style-name="T20">$this-&gt;app-&gt;when(Firewall::class)</text:span></text:span></text:p>
      <text:p text:style-name="P13"><text:span text:style-name="Source_20_Text"><text:span text:style-name="T19"><text:s text:c="10"/>-&gt;needs(Filter::class)</text:span></text:span></text:p>
      <text:p text:style-name="P13"><text:span text:style-name="Source_20_Text"><text:span text:style-name="T19"><text:s text:c="10"/>-&gt;give(function ($app) {</text:span></text:span></text:p>
      <text:p text:style-name="P13"><text:soft-page-break/><text:span text:style-name="Source_20_Text"><text:span text:style-name="T19"><text:s text:c="16"/>return [</text:span></text:span></text:p>
      <text:p text:style-name="P13"><text:span text:style-name="Source_20_Text"><text:span text:style-name="T19"><text:s text:c="20"/>$app-&gt;make(NullFilter::class),</text:span></text:span></text:p>
      <text:p text:style-name="P13"><text:span text:style-name="Source_20_Text"><text:span text:style-name="T19"><text:s text:c="20"/>$app-&gt;make(ProfanityFilter::class),</text:span></text:span></text:p>
      <text:p text:style-name="P13"><text:span text:style-name="Source_20_Text"><text:span text:style-name="T19"><text:s text:c="20"/>$app-&gt;make(TooLongFilter::class),</text:span></text:span></text:p>
      <text:p text:style-name="P13"><text:span text:style-name="Source_20_Text"><text:span text:style-name="T19"><text:s text:c="16"/>];</text:span></text:span></text:p>
      <text:p text:style-name="P13"><text:span text:style-name="Source_20_Text"><text:span text:style-name="T19"><text:s text:c="10"/>});</text:span></text:span></text:p>
      <text:p text:style-name="P26"><text:span text:style-name="T15">Для удобства вы также можете просто предоставить массив имен классов, которые будут разрешаться контейнером всякий раз, когда </text:span><text:span text:style-name="Source_20_Text"><text:span text:style-name="T19">Firewall</text:span></text:span><text:span text:style-name="T15"> требуются экземпляры </text:span><text:span text:style-name="Source_20_Text"><text:span text:style-name="T15">Filter</text:span></text:span><text:span text:style-name="T15">:</text:span></text:p>
      <text:p text:style-name="P14"><text:span text:style-name="Source_20_Text"><text:span text:style-name="T20">$this-&gt;app-&gt;when(Firewall::class)</text:span></text:span></text:p>
      <text:p text:style-name="P13"><text:span text:style-name="Source_20_Text"><text:span text:style-name="T19"><text:s text:c="10"/>-&gt;needs(Filter::class)</text:span></text:span></text:p>
      <text:p text:style-name="P13"><text:span text:style-name="Source_20_Text"><text:span text:style-name="T19"><text:s text:c="10"/>-&gt;give([</text:span></text:span></text:p>
      <text:p text:style-name="P13"><text:span text:style-name="Source_20_Text"><text:span text:style-name="T19"><text:s text:c="14"/>NullFilter::class,</text:span></text:span></text:p>
      <text:p text:style-name="P13"><text:span text:style-name="Source_20_Text"><text:span text:style-name="T19"><text:s text:c="14"/>ProfanityFilter::class,</text:span></text:span></text:p>
      <text:p text:style-name="P13"><text:span text:style-name="Source_20_Text"><text:span text:style-name="T19"><text:s text:c="14"/>TooLongFilter::class,</text:span></text:span></text:p>
      <text:p text:style-name="P13"><text:span text:style-name="Source_20_Text"><text:span text:style-name="T19"><text:s text:c="10"/>]);</text:span></text:span></text:p>
      <text:p text:style-name="P13"><text:span text:style-name="Source_20_Text"><text:span text:style-name="T19"/></text:span></text:p>
      <text:p text:style-name="P13"><text:span text:style-name="Source_20_Text"><text:span text:style-name="T18">Вариативные зависимости тегов</text:span></text:span></text:p>
      <text:p text:style-name="P38">Иногда у класса может быть вариативная зависимость, указывающая на тип как данный класс (Report ... $ reports). Используя методы need и giveTagged, вы можете легко внедрить все привязки контейнеров с этим тегом для данной зависимости:</text:p>
      <text:p text:style-name="P14"><text:span text:style-name="Source_20_Text"><text:span text:style-name="T20">$this-&gt;app-&gt;when(ReportAggregator::class)</text:span></text:span></text:p>
      <text:p text:style-name="P13"><text:span text:style-name="Source_20_Text"><text:span text:style-name="T19"><text:s text:c="4"/>-&gt;needs(Report::class)</text:span></text:span></text:p>
      <text:p text:style-name="P13"><text:span text:style-name="Source_20_Text"><text:span text:style-name="T19"><text:s text:c="4"/>-&gt;giveTagged('reports');</text:span></text:span></text:p>
      <text:p text:style-name="P38"/>
      <text:p text:style-name="P38"/>
      <text:p text:style-name="P38">Теги</text:p>
      <text:p text:style-name="P27"><text:span text:style-name="T15">Иногда вам может потребоваться получить все реализации в определенной категории. Например, вы пишете сборщик отчётов, который принимает массив различных реализаций интерфейса </text:span><text:span text:style-name="Source_20_Text"><text:span text:style-name="T15">Report</text:span></text:span><text:span text:style-name="T15">. После регистрации реализаций </text:span><text:span text:style-name="Source_20_Text"><text:span text:style-name="T15">Report</text:span></text:span><text:span text:style-name="T15"> вы можете присвоить им тег, используя метод </text:span><text:span text:style-name="Source_20_Text"><text:span text:style-name="T15">tag</text:span></text:span><text:span text:style-name="T15">:</text:span></text:p>
      <text:p text:style-name="P14"><text:span text:style-name="Source_20_Text"><text:span text:style-name="T20">$this-&gt;app-&gt;bind('SpeedReport', function () {</text:span></text:span></text:p>
      <text:p text:style-name="P13"><text:span text:style-name="Source_20_Text"><text:span text:style-name="T19"><text:s text:c="4"/>//</text:span></text:span></text:p>
      <text:p text:style-name="P13"><text:span text:style-name="Source_20_Text"><text:span text:style-name="T19">});</text:span></text:span></text:p>
      <text:p text:style-name="P17"/>
      <text:p text:style-name="P13"><text:span text:style-name="Source_20_Text"><text:span text:style-name="T19">$this-&gt;app-&gt;bind('MemoryReport', function () {</text:span></text:span></text:p>
      <text:p text:style-name="P13"><text:soft-page-break/><text:span text:style-name="Source_20_Text"><text:span text:style-name="T19"><text:s text:c="4"/>//</text:span></text:span></text:p>
      <text:p text:style-name="P13"><text:span text:style-name="Source_20_Text"><text:span text:style-name="T19">});</text:span></text:span></text:p>
      <text:p text:style-name="P17"/>
      <text:p text:style-name="P13"><text:span text:style-name="Source_20_Text"><text:span text:style-name="T19">$this-&gt;app-&gt;tag(['SpeedReport', 'MemoryReport'], 'reports');</text:span></text:span></text:p>
      <text:p text:style-name="P38">После того, как сервисы были помечены, вы можете легко разрешить их все с помощью метода tagged:</text:p>
      <text:p text:style-name="P14"><text:span text:style-name="Source_20_Text"><text:span text:style-name="T20">$this-&gt;app-&gt;bind('ReportAggregator', function ($app) {</text:span></text:span></text:p>
      <text:p text:style-name="P13"><text:span text:style-name="Source_20_Text"><text:span text:style-name="T19"><text:s text:c="4"/>return new ReportAggregator($app-&gt;tagged('reports'));</text:span></text:span></text:p>
      <text:p text:style-name="P13"><text:span text:style-name="Source_20_Text"><text:span text:style-name="T19">});</text:span></text:span></text:p>
      <text:p text:style-name="P38"/>
      <text:p text:style-name="P38"/>
      <text:p text:style-name="P38">Расширение привязок</text:p>
      <text:p text:style-name="P28"><text:span text:style-name="T15">Метод </text:span><text:span text:style-name="Source_20_Text"><text:span text:style-name="T19">extend</text:span></text:span><text:span text:style-name="T15"> позволяет изменять разрешенные службы. Например, когда служба разрешена, вы можете запустить дополнительный код для украшения или настройки службы. Метод </text:span><text:span text:style-name="Source_20_Text"><text:span text:style-name="T15">extend</text:span></text:span><text:span text:style-name="T15"> принимает закрытие, которое должно возвращать измененную службу в качестве единственного аргумента. Closure получает разрешаемую службу и экземпляр контейнера:</text:span></text:p>
      <text:p text:style-name="P14"><text:span text:style-name="Source_20_Text"><text:span text:style-name="T20">$this-&gt;app-&gt;extend(Service::class, function ($service, $app) {</text:span></text:span></text:p>
      <text:p text:style-name="P13"><text:span text:style-name="Source_20_Text"><text:span text:style-name="T19"><text:s text:c="4"/>return new DecoratedService($service);</text:span></text:span></text:p>
      <text:p text:style-name="P13"><text:span text:style-name="Source_20_Text"><text:span text:style-name="T19">});</text:span></text:span></text:p>
      <text:p text:style-name="P38"/>
      <text:p text:style-name="P38"/>
      <text:h text:style-name="P7" text:outline-level="2">Применение на практике</text:h>
      <text:p text:style-name="P35"/>
      <text:p text:style-name="P35">Метод make</text:p>
      <text:p text:style-name="P38">Вы можете использовать метод make для извлечения экземпляра класса из контейнера. Метод make принимает имя класса или интерфейса, который вы хотите разрешить:</text:p>
      <text:p text:style-name="P14"><text:span text:style-name="Source_20_Text"><text:span text:style-name="T20">$api = $this-&gt;app-&gt;make('HelpSpot\API');</text:span></text:span></text:p>
      <text:p text:style-name="P29"><text:span text:style-name="T15">Если вы в месте своего кода, откуда нет доступа к переменной </text:span><text:span text:style-name="Source_20_Text"><text:span text:style-name="T15">$app</text:span></text:span><text:span text:style-name="T15">, то можете использовать глобальный хелпер </text:span><text:span text:style-name="Source_20_Text"><text:span text:style-name="T15">resolve</text:span></text:span><text:span text:style-name="T15">:</text:span></text:p>
      <text:p text:style-name="P14"><text:span text:style-name="Source_20_Text"><text:span text:style-name="T20">$api = resolve('HelpSpot\API');</text:span></text:span></text:p>
      <text:p text:style-name="P21"><text:span text:style-name="T20">В некоторых зависимостях вашего класса, которые нельзя получить через контейнер, можно внедрять их, передавая их в качестве ассоциативного массива в метод </text:span><text:span text:style-name="Source_20_Text"><text:span text:style-name="T20">makeWith</text:span></text:span><text:span text:style-name="T20">:</text:span></text:p>
      <text:p text:style-name="P14"><text:span text:style-name="Source_20_Text"><text:span text:style-name="T20">$api = $this-&gt;app-&gt;makeWith('HelpSpot\API', ['id' =&gt; 1]);</text:span></text:span></text:p>
      <text:p text:style-name="P38"/>
      <text:p text:style-name="P38"><text:soft-page-break/></text:p>
      <text:p text:style-name="P54"><text:span text:style-name="T3">Автоматический </text:span><text:span text:style-name="T8">внедрение</text:span></text:p>
      <text:p text:style-name="P30"><text:span text:style-name="T15">В качестве альтернативы, что важно, вы можете «указать тип» зависимости в конструкторе класса, который имеется </text:span><text:span text:style-name="T17">в</text:span><text:span text:style-name="T15"> контейнер</text:span><text:span text:style-name="T17">е</text:span><text:span text:style-name="T15">, включая контроллеры, прослушиватели событий, промежуточное ПО и многое другое. Кроме того, вы можете указать зависимости в методе </text:span><text:span text:style-name="Source_20_Text"><text:span text:style-name="T19">handle</text:span></text:span><text:span text:style-name="T15"> заданий в очереди. На практике именно так контейнер должен разрешать большинство ваших объектов. </text:span></text:p>
      <text:p text:style-name="P55"><text:span text:style-name="T3">Например, вы можете указать тип репозитория, определённого вашим приложением в конструкторе контроллера. Репозиторий будет автоматически получен и внедрён в класс:</text:span></text:p>
      <text:p text:style-name="P14"><text:span text:style-name="Source_20_Text"><text:span text:style-name="T20">&lt;?php</text:span></text:span></text:p>
      <text:p text:style-name="P17"/>
      <text:p text:style-name="P13"><text:span text:style-name="Source_20_Text"><text:span text:style-name="T19">namespace App\Http\Controllers;</text:span></text:span></text:p>
      <text:p text:style-name="P17"/>
      <text:p text:style-name="P13"><text:span text:style-name="Source_20_Text"><text:span text:style-name="T19">use App\Models\Users\Repository as UserRepository;</text:span></text:span></text:p>
      <text:p text:style-name="P17"/>
      <text:p text:style-name="P13"><text:span text:style-name="Source_20_Text"><text:span text:style-name="T19">class UserController extends Controll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The user repository instance.</text:span></text:span></text:p>
      <text:p text:style-name="P13"><text:span text:style-name="Source_20_Text"><text:span text:style-name="T19"><text:s text:c="5"/>*/</text:span></text:span></text:p>
      <text:p text:style-name="P13"><text:span text:style-name="Source_20_Text"><text:span text:style-name="T19"><text:s text:c="4"/>protected $users;</text:span></text:span></text:p>
      <text:p text:style-name="P17"/>
      <text:p text:style-name="P13"><text:span text:style-name="Source_20_Text"><text:span text:style-name="T19"><text:s text:c="4"/>/**</text:span></text:span></text:p>
      <text:p text:style-name="P13"><text:span text:style-name="Source_20_Text"><text:span text:style-name="T19"><text:s text:c="5"/>* Create a new controller instance.</text:span></text:span></text:p>
      <text:p text:style-name="P13"><text:span text:style-name="Source_20_Text"><text:span text:style-name="T19"><text:s text:c="5"/>*</text:span></text:span></text:p>
      <text:p text:style-name="P13"><text:span text:style-name="Source_20_Text"><text:span text:style-name="T19"><text:s text:c="5"/>* @param <text:s/>UserRepository <text:s/>$users</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__construct(UserRepository $users)</text:span></text:span></text:p>
      <text:p text:style-name="P13"><text:span text:style-name="Source_20_Text"><text:span text:style-name="T19"><text:s text:c="4"/>{</text:span></text:span></text:p>
      <text:p text:style-name="P13"><text:span text:style-name="Source_20_Text"><text:span text:style-name="T19"><text:s text:c="8"/>$this-&gt;users = $users;</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Show the user with the given ID.</text:span></text:span></text:p>
      <text:p text:style-name="P13"><text:soft-page-break/><text:span text:style-name="Source_20_Text"><text:span text:style-name="T19"><text:s text:c="5"/>*</text:span></text:span></text:p>
      <text:p text:style-name="P13"><text:span text:style-name="Source_20_Text"><text:span text:style-name="T19"><text:s text:c="5"/>* @param <text:s/>int <text:s/>$id</text:span></text:span></text:p>
      <text:p text:style-name="P13"><text:span text:style-name="Source_20_Text"><text:span text:style-name="T19"><text:s text:c="5"/>* @return Response</text:span></text:span></text:p>
      <text:p text:style-name="P13"><text:span text:style-name="Source_20_Text"><text:span text:style-name="T19"><text:s text:c="5"/>*/</text:span></text:span></text:p>
      <text:p text:style-name="P13"><text:span text:style-name="Source_20_Text"><text:span text:style-name="T19"><text:s text:c="4"/>public function show($id)</text:span></text:span></text:p>
      <text:p text:style-name="P13"><text:span text:style-name="Source_20_Text"><text:span text:style-name="T19"><text:s text:c="4"/>{</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pan text:style-name="Source_20_Text"><text:span text:style-name="T19">}</text:span></text:span></text:p>
      <text:p text:style-name="P69"/>
      <text:p text:style-name="P69"/>
      <text:p text:style-name="P74">События контейнера</text:p>
      <text:p text:style-name="P66"><text:span text:style-name="T18">Контейнер создаёт событие каждый раз, когда из него извлекается объект. Вы можете слушать эти события, используя метод </text:span><text:span text:style-name="Source_20_Text"><text:span text:style-name="T18">resolving</text:span></text:span><text:span text:style-name="T18">:</text:span></text:p>
      <text:p text:style-name="P13"><text:span text:style-name="Source_20_Text"><text:span text:style-name="T19">$this-&gt;app-&gt;resolving(function ($object, $app) {</text:span></text:span></text:p>
      <text:p text:style-name="P13"><text:span text:style-name="Source_20_Text"><text:span text:style-name="T19"><text:s text:c="4"/>// Called when container resolves object of any type...</text:span></text:span></text:p>
      <text:p text:style-name="P13"><text:span text:style-name="Source_20_Text"><text:span text:style-name="T19">});</text:span></text:span></text:p>
      <text:p text:style-name="P17"/>
      <text:p text:style-name="P13"><text:span text:style-name="Source_20_Text"><text:span text:style-name="T19">$this-&gt;app-&gt;resolving(\HelpSpot\API::class, function ($api, $app) {</text:span></text:span></text:p>
      <text:p text:style-name="P13"><text:span text:style-name="Source_20_Text"><text:span text:style-name="T19"><text:s text:c="4"/>// Called when container resolves objects of type "HelpSpot\API"...</text:span></text:span></text:p>
      <text:p text:style-name="P13"><text:span text:style-name="Source_20_Text"><text:span text:style-name="T19">});</text:span></text:span></text:p>
      <text:p text:style-name="P69"><text:span text:style-name="T2">К</text:span>ак видите, объект, получаемый из контейнера, передаётся в функцию обратного вызова, что позволяет вам задать любые дополнительные свойства для объекта перед тем, как отдать его тому, кто его запросил.</text:p>
      <text:p text:style-name="P69"/>
      <text:p text:style-name="P69"/>
      <text:h text:style-name="P5" text:outline-level="2"><text:bookmark text:name="psr-11"/><text:a xlink:type="simple" xlink:href="https://laravel.com/docs/8.x/container#psr-11" text:style-name="Internet_20_link" text:visited-style-name="Visited_20_Internet_20_Link"><text:span text:style-name="T19">PSR-11</text:span></text:a></text:h>
      <text:p text:style-name="P74"><text:bookmark text:name="container-events"/>Сервисный контейнер Laravel реализует интерфейс PSR-11. Поэтому вы можете ввести подсказку в интерфейсе контейнера PSR-11, чтобы получить экземпляр контейнера Laravel:</text:p>
      <text:p text:style-name="P14"><text:span text:style-name="Source_20_Text"><text:span text:style-name="T20">use Psr\Container\ContainerInterface;</text:span></text:span></text:p>
      <text:p text:style-name="P17"/>
      <text:p text:style-name="P13"><text:span text:style-name="Source_20_Text"><text:span text:style-name="T19">Route::get('/', function (ContainerInterface $container) {</text:span></text:span></text:p>
      <text:p text:style-name="P13"><text:soft-page-break/><text:span text:style-name="Source_20_Text"><text:span text:style-name="T19"><text:s text:c="4"/>$service = $container-&gt;get('Service');</text:span></text:span></text:p>
      <text:p text:style-name="P17"/>
      <text:p text:style-name="P13"><text:span text:style-name="Source_20_Text"><text:span text:style-name="T19"><text:s text:c="4"/>//</text:span></text:span></text:p>
      <text:p text:style-name="P13"><text:span text:style-name="Source_20_Text"><text:span text:style-name="T19">});</text:span></text:span></text:p>
      <text:p text:style-name="P38">Если данный идентификатор не может быть разрешен, создается исключение. Исключением будет экземпляр Psr \ Container \ NotFoundExceptionInterface, если идентификатор никогда не был привязан. Если идентификатор был привязан, но не удалось разрешить, будет брошен экземпляр Psr \ Container \ ContainerExceptionInterfac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 text:outline-level="1"><text:soft-page-break/>Сервис-провайдеры</text:h>
      <text:p text:style-name="P31"/>
      <text:p text:style-name="P38"/>
      <text:p text:style-name="P36">Оглавление </text:p>
      <text:p text:style-name="P43">Введение </text:p>
      <text:p text:style-name="P43">Написание поставщиков услуг </text:p>
      <text:p text:style-name="P43"><text:tab/>Метод регистрации </text:p>
      <text:p text:style-name="P43"><text:tab/>Метод загрузки </text:p>
      <text:p text:style-name="P43">Регистрация провайдеров </text:p>
      <text:p text:style-name="P43">Отложенные поставщики</text:p>
      <text:p text:style-name="P38"/>
      <text:p text:style-name="P38"/>
      <text:h text:style-name="P10" text:outline-level="3">ВВЕДЕНИЕ</text:h>
      <text:p text:style-name="P69"> </text:p>
      <text:p text:style-name="P69">Сервис-провайдеры лежат в основе первоначальной загрузки всех приложений на Laravel. И ваше приложение, и все базовые сервисы Laravel загружаются через сервис-провайдеры.</text:p>
      <text:p text:style-name="P69"> </text:p>
      <text:p text:style-name="P69">Но что мы понимаем под "первоначальной загрузкой"? В общих чертах, мы имеем ввиду регистрацию таких вещей, как биндингов в IoC-контейнер (фасадов и т.д.), слушателей событий, фильтров роутов и даже самих роутов. Сервис-провайдеры - центральное место для конфигурирования вашего приложения.</text:p>
      <text:p text:style-name="P69"> </text:p>
      <text:p text:style-name="P69">Если вы откроете файл <text:span text:style-name="T10">config/app.php</text:span>, поставляемый с Laravel, то увидите массив <text:span text:style-name="T10">providers</text:span>. В нём перечислены все классы сервис-провайдеров, которые загружаются для вашего приложения. Конечно, многие из них являются "отложенными" провайдерами, т.е. они не загружаются при каждом запросе, а только при необходимости.</text:p>
      <text:p text:style-name="P69"> </text:p>
      <text:p text:style-name="P69">В этом обзоре вы узнаете, как создавать свои собственные сервис-провайдеры и регистрировать их в своём приложении.</text:p>
      <text:p text:style-name="P69"><text:bookmark text:name="step2"/> </text:p>
      <text:p text:style-name="P69"><text:soft-page-break/> </text:p>
      <text:p text:style-name="P69"> </text:p>
      <text:h text:style-name="P11" text:outline-level="3">ИСПОЛЬЗОВАНИЕ СЕРВИС-ПРОВАЙДЕРОВ</text:h>
      <text:p text:style-name="P69"> </text:p>
      <text:p text:style-name="P69">Все сервис-провайдеры наследуют класс <text:span text:style-name="T10">Illuminate \ Support \ ServiceProvider</text:span>. В большинстве сервис-провайдеров есть методы <text:span text:style-name="T10">register</text:span> и <text:span text:style-name="T10">boot</text:span>. В методе register вы должны только привязывать свои классы в сервис-контейнер. Никогда не пытайтесь зарегистрировать слушателей событий, роуты и какие-либо другие возможности в методе <text:span text:style-name="T10">register</text:span>.</text:p>
      <text:p text:style-name="P69"> </text:p>
      <text:p text:style-name="P69">С помощью Artisan CLI можно создать новый провайдер командой <text:span text:style-name="T10">make:provider</text:span>: </text:p>
      <text:p text:style-name="P69"> </text:p>
      <text:p text:style-name="P13"><text:span text:style-name="Source_20_Text"><text:span text:style-name="T19">php artisan make:provider RiakServiceProvider</text:span></text:span></text:p>
      <text:p text:style-name="P69"> </text:p>
      <text:p text:style-name="P69"> </text:p>
      <text:p text:style-name="P71">Метод Register</text:p>
      <text:p text:style-name="P69"> </text:p>
      <text:p text:style-name="P69">Как уже было сказано, внутри метода <text:span text:style-name="T10">register</text:span>, вы должны только привязывать свои классы в сервис-контейнер. Никогда не пытайтесь зарегистрировать слушателей событий, роуты и какие-либо другие возможности в методе <text:span text:style-name="T10">register</text:span>. Иначе вы можете случайно обратиться к сервису, предоставляемому сервис-провайдером, который ещё не был загружен.</text:p>
      <text:p text:style-name="P69"> </text:p>
      <text:p text:style-name="P69">Давайте взглянем на простой сервис-провайдер. Из любого метода вашего сервис-провайдера у вас всегда есть доступ к свойству <text:span text:style-name="T10">$app</text:span>, которое предоставляет доступ к сервис-контейнеру:</text:p>
      <text:p text:style-name="P69"> </text:p>
      <text:p text:style-name="P13"><text:span text:style-name="Source_20_Text"><text:span text:style-name="T19">&lt;?php</text:span></text:span></text:p>
      <text:p text:style-name="P17"/>
      <text:p text:style-name="P13"><text:span text:style-name="Source_20_Text"><text:span text:style-name="T19">namespace App\Providers;</text:span></text:span></text:p>
      <text:p text:style-name="P17"/>
      <text:p text:style-name="P13"><text:soft-page-break/><text:span text:style-name="Source_20_Text"><text:span text:style-name="T19">use Riak\Connection;</text:span></text:span></text:p>
      <text:p text:style-name="P13"><text:span text:style-name="Source_20_Text"><text:span text:style-name="T19">use Illuminate\Support\ServiceProvider;</text:span></text:span></text:p>
      <text:p text:style-name="P17"/>
      <text:p text:style-name="P13"><text:span text:style-name="Source_20_Text"><text:span text:style-name="T19">class RiakServiceProvider extends ServiceProvid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Регистрация привязки в контейнере.</text:span></text:span></text:p>
      <text:p text:style-name="P13"><text:span text:style-name="Source_20_Text"><text:span text:style-name="T19"><text:s text:c="5"/>*</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register()</text:span></text:span></text:p>
      <text:p text:style-name="P13"><text:span text:style-name="Source_20_Text"><text:span text:style-name="T19"><text:s text:c="4"/>{</text:span></text:span></text:p>
      <text:p text:style-name="P13"><text:span text:style-name="Source_20_Text"><text:span text:style-name="T19"><text:s text:c="8"/>$this-&gt;app-&gt;singleton(Connection::class, function ($app) {</text:span></text:span></text:p>
      <text:p text:style-name="P13"><text:span text:style-name="Source_20_Text"><text:span text:style-name="T19"><text:s text:c="12"/>return new Connection(config('riak'));</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pan text:style-name="Source_20_Text"><text:span text:style-name="T19">}</text:span></text:span></text:p>
      <text:p text:style-name="P69"> </text:p>
      <text:p text:style-name="P69">Этот сервис-провайдер только определяет метод <text:span text:style-name="T10">register</text:span> и использует его, чтобы определить реализацию <text:span text:style-name="T10">Riak \ Connection</text:span> в сервис-контейнере. Если вы не понимаете как работает сервис-контейнер, прочитайте его документацию.</text:p>
      <text:p text:style-name="P69"> </text:p>
      <text:p text:style-name="P64"><text:span text:style-name="T19"> </text:span><text:bookmark text:name="the-bindings-and-singletons-properties"/><text:a xlink:type="simple" xlink:href="https://laravel.com/docs/8.x/providers#the-bindings-and-singletons-properties" text:style-name="Internet_20_link" text:visited-style-name="Visited_20_Internet_20_Link">The </text:a><text:a xlink:type="simple" xlink:href="https://laravel.com/docs/8.x/providers#the-bindings-and-singletons-properties" text:style-name="Internet_20_link" text:visited-style-name="Visited_20_Internet_20_Link"><text:span text:style-name="Source_20_Text"><text:span text:style-name="T19">bindings</text:span></text:span></text:a><text:a xlink:type="simple" xlink:href="https://laravel.com/docs/8.x/providers#the-bindings-and-singletons-properties" text:style-name="Internet_20_link" text:visited-style-name="Visited_20_Internet_20_Link"><text:span text:style-name="T19"> And </text:span></text:a><text:a xlink:type="simple" xlink:href="https://laravel.com/docs/8.x/providers#the-bindings-and-singletons-properties" text:style-name="Internet_20_link" text:visited-style-name="Visited_20_Internet_20_Link"><text:span text:style-name="Source_20_Text"><text:span text:style-name="T19">singletons</text:span></text:span></text:a><text:a xlink:type="simple" xlink:href="https://laravel.com/docs/8.x/providers#the-bindings-and-singletons-properties" text:style-name="Internet_20_link" text:visited-style-name="Visited_20_Internet_20_Link"><text:span text:style-name="T19"> Properties</text:span></text:a></text:p>
      <text:p text:style-name="P67"><text:span text:style-name="T18">Если ваш поставщик услуг регистрирует много простых привязок, вы можете использовать свойства </text:span><text:span text:style-name="Source_20_Text"><text:span text:style-name="T19">bindings</text:span></text:span><text:span text:style-name="T18"> и </text:span><text:span text:style-name="Source_20_Text"><text:span text:style-name="T18">singletons</text:span></text:span><text:span text:style-name="T18"> вместо того, чтобы вручную регистрировать каждую привязку контейнера. Когда поставщик услуг загружается платформой, он автоматически проверяет эти свойства и регистрирует их привязки:</text:span></text:p>
      <text:p text:style-name="P15"><text:span text:style-name="Source_20_Text"><text:span text:style-name="T19">&lt;?php</text:span></text:span></text:p>
      <text:p text:style-name="P17"/>
      <text:p text:style-name="P13"><text:span text:style-name="Source_20_Text"><text:span text:style-name="T19">namespace App\Providers;</text:span></text:span></text:p>
      <text:p text:style-name="P17"/>
      <text:p text:style-name="P13"><text:span text:style-name="Source_20_Text"><text:span text:style-name="T19">use App\Contracts\DowntimeNotifier;</text:span></text:span></text:p>
      <text:p text:style-name="P13"><text:span text:style-name="Source_20_Text"><text:span text:style-name="T19">use App\Contracts\ServerProvider;</text:span></text:span></text:p>
      <text:p text:style-name="P13"><text:span text:style-name="Source_20_Text"><text:span text:style-name="T19">use App\Services\DigitalOceanServerProvider;</text:span></text:span></text:p>
      <text:p text:style-name="P13"><text:soft-page-break/><text:span text:style-name="Source_20_Text"><text:span text:style-name="T19">use App\Services\PingdomDowntimeNotifier;</text:span></text:span></text:p>
      <text:p text:style-name="P13"><text:span text:style-name="Source_20_Text"><text:span text:style-name="T19">use App\Services\ServerToolsProvider;</text:span></text:span></text:p>
      <text:p text:style-name="P13"><text:span text:style-name="Source_20_Text"><text:span text:style-name="T19">use Illuminate\Support\ServiceProvider;</text:span></text:span></text:p>
      <text:p text:style-name="P17"/>
      <text:p text:style-name="P13"><text:span text:style-name="Source_20_Text"><text:span text:style-name="T19">class AppServiceProvider extends ServiceProvid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All of the container bindings that should be registered.</text:span></text:span></text:p>
      <text:p text:style-name="P13"><text:span text:style-name="Source_20_Text"><text:span text:style-name="T19"><text:s text:c="5"/>*</text:span></text:span></text:p>
      <text:p text:style-name="P13"><text:span text:style-name="Source_20_Text"><text:span text:style-name="T19"><text:s text:c="5"/>* @var array</text:span></text:span></text:p>
      <text:p text:style-name="P13"><text:span text:style-name="Source_20_Text"><text:span text:style-name="T19"><text:s text:c="5"/>*/</text:span></text:span></text:p>
      <text:p text:style-name="P13"><text:span text:style-name="Source_20_Text"><text:span text:style-name="T19"><text:s text:c="4"/>public $bindings = [</text:span></text:span></text:p>
      <text:p text:style-name="P13"><text:span text:style-name="Source_20_Text"><text:span text:style-name="T19"><text:s text:c="8"/>ServerProvider::class =&gt; DigitalOceanServerProvider::class,</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All of the container singletons that should be registered.</text:span></text:span></text:p>
      <text:p text:style-name="P13"><text:span text:style-name="Source_20_Text"><text:span text:style-name="T19"><text:s text:c="5"/>*</text:span></text:span></text:p>
      <text:p text:style-name="P13"><text:span text:style-name="Source_20_Text"><text:span text:style-name="T19"><text:s text:c="5"/>* @var array</text:span></text:span></text:p>
      <text:p text:style-name="P13"><text:span text:style-name="Source_20_Text"><text:span text:style-name="T19"><text:s text:c="5"/>*/</text:span></text:span></text:p>
      <text:p text:style-name="P13"><text:span text:style-name="Source_20_Text"><text:span text:style-name="T19"><text:s text:c="4"/>public $singletons = [</text:span></text:span></text:p>
      <text:p text:style-name="P13"><text:span text:style-name="Source_20_Text"><text:span text:style-name="T19"><text:s text:c="8"/>DowntimeNotifier::class =&gt; PingdomDowntimeNotifier::class,</text:span></text:span></text:p>
      <text:p text:style-name="P13"><text:span text:style-name="Source_20_Text"><text:span text:style-name="T19"><text:s text:c="8"/>ServerProvider::class =&gt; ServerToolsProvider::class,</text:span></text:span></text:p>
      <text:p text:style-name="P13"><text:span text:style-name="Source_20_Text"><text:span text:style-name="T19"><text:s text:c="4"/>];</text:span></text:span></text:p>
      <text:p text:style-name="P13"><text:span text:style-name="Source_20_Text"><text:span text:style-name="T19">}</text:span></text:span></text:p>
      <text:p text:style-name="P74"/>
      <text:p text:style-name="P74"/>
      <text:p text:style-name="P71">Метод Boot</text:p>
      <text:p text:style-name="P69"> </text:p>
      <text:p text:style-name="P69">А что, если нам нужно зарегистрировать вью-композер в нашем сервис-провайдере? Это нужно делать в методе <text:span text:style-name="T10">boot</text:span>. Этот метод вызывают после того, как были зарегистрированы все другие сервис-провайдеры. И это значит, что у вас есть доступ ко всем другим сервисам, которые были зарегистрированы фреймворком:</text:p>
      <text:p text:style-name="P69"> </text:p>
      <text:p text:style-name="P13"><text:span text:style-name="Source_20_Text"><text:span text:style-name="T19">&lt;?php</text:span></text:span></text:p>
      <text:p text:style-name="P17"><text:soft-page-break/></text:p>
      <text:p text:style-name="P13"><text:span text:style-name="Source_20_Text"><text:span text:style-name="T19">namespace App\Providers;</text:span></text:span></text:p>
      <text:p text:style-name="P17"/>
      <text:p text:style-name="P13"><text:span text:style-name="Source_20_Text"><text:span text:style-name="T19">use Illuminate\Support\ServiceProvider;</text:span></text:span></text:p>
      <text:p text:style-name="P17"/>
      <text:p text:style-name="P13"><text:span text:style-name="Source_20_Text"><text:span text:style-name="T19">class ComposerServiceProvider extends ServiceProvid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Загрузка любых сервисов приложения..</text:span></text:span></text:p>
      <text:p text:style-name="P13"><text:span text:style-name="Source_20_Text"><text:span text:style-name="T19"><text:s text:c="5"/>*</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boot()</text:span></text:span></text:p>
      <text:p text:style-name="P13"><text:span text:style-name="Source_20_Text"><text:span text:style-name="T19"><text:s text:c="4"/>{</text:span></text:span></text:p>
      <text:p text:style-name="P13"><text:span text:style-name="Source_20_Text"><text:span text:style-name="T19"><text:s text:c="8"/>view()-&gt;composer('view', function () {</text:span></text:span></text:p>
      <text:p text:style-name="P13"><text:span text:style-name="Source_20_Text"><text:span text:style-name="T19"><text:s text:c="12"/>//</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pan text:style-name="Source_20_Text"><text:span text:style-name="T19">}</text:span></text:span></text:p>
      <text:p text:style-name="P69"> </text:p>
      <text:p text:style-name="P69"> </text:p>
      <text:p text:style-name="P71">Внедрение зависимостей метода Boot</text:p>
      <text:p text:style-name="P69"> </text:p>
      <text:p text:style-name="P69">Вы можете указать зависимости для метода <text:span text:style-name="T10">boot</text:span> вашего сервис-провайдера. Сервис-контейнер автоматически внедрит те зависимости, которые вы зададите:</text:p>
      <text:p text:style-name="P69"> </text:p>
      <text:p text:style-name="P13"><text:span text:style-name="Source_20_Text"><text:span text:style-name="T19">use Illuminate\Contracts\Routing\ResponseFactory;</text:span></text:span></text:p>
      <text:p text:style-name="P17"/>
      <text:p text:style-name="P13"><text:span text:style-name="Source_20_Text"><text:span text:style-name="T19">public function boot(ResponseFactory $response)</text:span></text:span></text:p>
      <text:p text:style-name="P13"><text:span text:style-name="Source_20_Text"><text:span text:style-name="T19">{</text:span></text:span></text:p>
      <text:p text:style-name="P13"><text:span text:style-name="Source_20_Text"><text:span text:style-name="T19"><text:s text:c="4"/>$response-&gt;macro('caps', function ($value) {</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pan text:style-name="Source_20_Text"><text:span text:style-name="T19">}</text:span></text:span></text:p>
      <text:p text:style-name="P69"><text:bookmark text:name="step3"/> </text:p>
      <text:p text:style-name="P69"> </text:p>
      <text:p text:style-name="P69"> </text:p>
      <text:h text:style-name="P11" text:outline-level="3"><text:soft-page-break/>РЕГИСТРАЦИЯ ПРОВАЙДЕРОВ</text:h>
      <text:p text:style-name="P69"> </text:p>
      <text:p text:style-name="P69">Все сервис-провайдеры регистрируются в конфиге <text:span text:style-name="T10">config / app.php</text:span> . В этом файле содержится массив <text:span text:style-name="T10">providers</text:span> , где можно добавить имена классов ваших сервис-провайдеров. По-умолчанию в нём указан набор базовых сервис-провайдеров Laravel. Эти провайдеры загружают базовые компоненты Laravel, такие как обработчик почты, очередь, кэш и другие.</text:p>
      <text:p text:style-name="P69"> </text:p>
      <text:p text:style-name="P69">Чтобы зарегистрировать свой сервис-провайдер, просто добавьте его в этот массив:</text:p>
      <text:p text:style-name="P69"> </text:p>
      <text:p text:style-name="P13"><text:span text:style-name="Source_20_Text"><text:span text:style-name="T19">'providers' =&gt; [</text:span></text:span></text:p>
      <text:p text:style-name="P13"><text:span text:style-name="Source_20_Text"><text:span text:style-name="T19"><text:s text:c="4"/>// Другие сервис-провайдеры</text:span></text:span></text:p>
      <text:p text:style-name="P17"/>
      <text:p text:style-name="P13"><text:span text:style-name="Source_20_Text"><text:span text:style-name="T19"><text:s text:c="4"/>App\Providers\ComposerServiceProvider::class,</text:span></text:span></text:p>
      <text:p text:style-name="P13"><text:span text:style-name="Source_20_Text"><text:span text:style-name="T19">],</text:span></text:span></text:p>
      <text:p text:style-name="P69"><text:bookmark text:name="step4"/> </text:p>
      <text:p text:style-name="P69"> </text:p>
      <text:p text:style-name="P69"> </text:p>
      <text:h text:style-name="P11" text:outline-level="3">ОТЛОЖЕННЫЕ ПРОВАЙДЕРЫ</text:h>
      <text:p text:style-name="P69">Если ваш провайдер только регистрирует привязки в сервис-контейнере, то можно отложить регистрацию до момента, когда одна из этих привязок будет запрошена из сервис-контейнера. Это позволит не тревожить файловую систему при каждом запросе, что увеличит производительность вашего приложения.</text:p>
      <text:p text:style-name="P69"> </text:p>
      <text:p text:style-name="P69">Laravel компилирует и хранит список всех сервисов, предоставляемых отложенными сервис-провайдерами, и их классов. Laravel загрузит нужный сервис-провайдер только когда в процессе работы приложению понадобится один из этих сервисов.</text:p>
      <text:p text:style-name="P69"> </text:p>
      <text:p text:style-name="P69"><text:soft-page-break/>Для того, чтобы сделать сервис-провайдер отложенным, установите свойство <text:span text:style-name="T10">defer</text:span> равным <text:span text:style-name="T10">true</text:span> и определите метод <text:span text:style-name="T10">providers</text:span>. Метод <text:span text:style-name="T10">providers</text:span> должен вернуть привязки сервис-контейнера, зарегистрированные в вашем провайдере:</text:p>
      <text:p text:style-name="P69"> </text:p>
      <text:p text:style-name="P13"><text:span text:style-name="Source_20_Text"><text:span text:style-name="T19">&lt;?php</text:span></text:span></text:p>
      <text:p text:style-name="P17"/>
      <text:p text:style-name="P13"><text:span text:style-name="Source_20_Text"><text:span text:style-name="T19">namespace App\Providers;</text:span></text:span></text:p>
      <text:p text:style-name="P17"/>
      <text:p text:style-name="P13"><text:span text:style-name="Source_20_Text"><text:span text:style-name="T19">use Riak\Connection;</text:span></text:span></text:p>
      <text:p text:style-name="P13"><text:span text:style-name="Source_20_Text"><text:span text:style-name="T19">use Illuminate\Support\ServiceProvider;</text:span></text:span></text:p>
      <text:p text:style-name="P17"/>
      <text:p text:style-name="P13"><text:span text:style-name="Source_20_Text"><text:span text:style-name="T19">class RiakServiceProvider extends ServiceProvid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Задаёт отложена ли загрузка провайдера.</text:span></text:span></text:p>
      <text:p text:style-name="P13"><text:span text:style-name="Source_20_Text"><text:span text:style-name="T19"><text:s text:c="5"/>*</text:span></text:span></text:p>
      <text:p text:style-name="P13"><text:span text:style-name="Source_20_Text"><text:span text:style-name="T19"><text:s text:c="5"/>* @var bool</text:span></text:span></text:p>
      <text:p text:style-name="P13"><text:span text:style-name="Source_20_Text"><text:span text:style-name="T19"><text:s text:c="5"/>*/</text:span></text:span></text:p>
      <text:p text:style-name="P13"><text:span text:style-name="Source_20_Text"><text:span text:style-name="T19"><text:s text:c="4"/>protected $defer = true;</text:span></text:span></text:p>
      <text:p text:style-name="P17"/>
      <text:p text:style-name="P13"><text:span text:style-name="Source_20_Text"><text:span text:style-name="T19"><text:s text:c="4"/>/**</text:span></text:span></text:p>
      <text:p text:style-name="P13"><text:span text:style-name="Source_20_Text"><text:span text:style-name="T19"><text:s text:c="5"/>* Регистрация сервис-провайдера.</text:span></text:span></text:p>
      <text:p text:style-name="P13"><text:span text:style-name="Source_20_Text"><text:span text:style-name="T19"><text:s text:c="5"/>*</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register()</text:span></text:span></text:p>
      <text:p text:style-name="P13"><text:span text:style-name="Source_20_Text"><text:span text:style-name="T19"><text:s text:c="4"/>{</text:span></text:span></text:p>
      <text:p text:style-name="P13"><text:span text:style-name="Source_20_Text"><text:span text:style-name="T19"><text:s text:c="8"/>$this-&gt;app-&gt;singleton(Connection::class, function ($app) {</text:span></text:span></text:p>
      <text:p text:style-name="P13"><text:span text:style-name="Source_20_Text"><text:span text:style-name="T19"><text:s text:c="12"/>return new Connection($app['config']['riak']);</text:span></text:span></text:p>
      <text:p text:style-name="P13"><text:span text:style-name="Source_20_Text"><text:span text:style-name="T19"><text:s text:c="8"/>});</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Получить предоставляемые сервисы от провайдера.</text:span></text:span></text:p>
      <text:p text:style-name="P13"><text:span text:style-name="Source_20_Text"><text:span text:style-name="T19"><text:s text:c="5"/>*</text:span></text:span></text:p>
      <text:p text:style-name="P13"><text:span text:style-name="Source_20_Text"><text:span text:style-name="T19"><text:s text:c="5"/>* @return array</text:span></text:span></text:p>
      <text:p text:style-name="P13"><text:span text:style-name="Source_20_Text"><text:span text:style-name="T19"><text:s text:c="5"/>*/</text:span></text:span></text:p>
      <text:p text:style-name="P13"><text:soft-page-break/><text:span text:style-name="Source_20_Text"><text:span text:style-name="T19"><text:s text:c="4"/>public function provides()</text:span></text:span></text:p>
      <text:p text:style-name="P13"><text:span text:style-name="Source_20_Text"><text:span text:style-name="T19"><text:s text:c="4"/>{</text:span></text:span></text:p>
      <text:p text:style-name="P13"><text:span text:style-name="Source_20_Text"><text:span text:style-name="T19"><text:s text:c="8"/>return [Connection::class];</text:span></text:span></text:p>
      <text:p text:style-name="P13"><text:span text:style-name="Source_20_Text"><text:span text:style-name="T19"><text:s text:c="4"/>}</text:span></text:span></text:p>
      <text:p text:style-name="P17"/>
      <text:p text:style-name="P13"><text:span text:style-name="Source_20_Text"><text:span text:style-name="T19">}</text:span></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soft-page-break/><text:span text:style-name="T12">Фасады</text:span> </text:p>
      <text:p text:style-name="P75">Оглавление</text:p>
      <text:p text:style-name="P73">Введение </text:p>
      <text:p text:style-name="P73">Когда использовать фасады </text:p>
      <text:p text:style-name="P73"><text:tab/>Фасады Vs. Внедрение зависимости </text:p>
      <text:p text:style-name="P73"><text:tab/>Фасады Vs. Вспомогательные функции </text:p>
      <text:p text:style-name="P73">Как работают фасады</text:p>
      <text:p text:style-name="P73">Фасады в реальном времени </text:p>
      <text:p text:style-name="P73">Справочник классов фасадов</text:p>
      <text:p text:style-name="P73"/>
      <text:h text:style-name="P11" text:outline-level="3">ВВЕДЕНИЕ</text:h>
      <text:p text:style-name="P69">Фасады предоставляют "статический" интерфейс к классам, доступным в сервис-контейнере. Laravel поставляется со множеством фасадов, которые предоставляют доступ практически ко всем функциям Laravel. Фасады Laravel служат "статическими прокси" для основополагающих классов в сервис-контейнере, предоставляя преимущество лаконичного, выразительного синтаксиса, сохраняя при этом большую тестируемость и гибкость по сравнению с обычными статическими методами.</text:p>
      <text:p text:style-name="P69"> </text:p>
      <text:p text:style-name="P69">Все фасады Laravel определены в пространстве имен <text:span text:style-name="T10">Illuminate \ Support \ Facades</text:span>. Таким образом, мы можем легко получить доступ к фасаду:</text:p>
      <text:p text:style-name="P69"> </text:p>
      <text:p text:style-name="P13"><text:span text:style-name="Source_20_Text"><text:span text:style-name="T19">use Illuminate\Support\Facades\Cache;</text:span></text:span></text:p>
      <text:p text:style-name="P17"/>
      <text:p text:style-name="P13"><text:span text:style-name="Source_20_Text"><text:span text:style-name="T19">Route::get('/cache', function () {</text:span></text:span></text:p>
      <text:p text:style-name="P13"><text:span text:style-name="Source_20_Text"><text:span text:style-name="T19"><text:s text:c="4"/>return Cache::get('key');</text:span></text:span></text:p>
      <text:p text:style-name="P13"><text:span text:style-name="Source_20_Text"><text:span text:style-name="T19">});</text:span></text:span></text:p>
      <text:p text:style-name="P69"> </text:p>
      <text:p text:style-name="P69">В документации Laravel фасады будут использоваться во многих примерах, чтобы продемонстрировать различный функционал фреймворка.</text:p>
      <text:p text:style-name="P69"><text:bookmark text:name="step21"/> </text:p>
      <text:p text:style-name="P69"><text:soft-page-break/> </text:p>
      <text:p text:style-name="P69"> </text:p>
      <text:h text:style-name="P11" text:outline-level="3">КОГДА ИСПОЛЬЗОВАТЬ ФАСАДЫ</text:h>
      <text:p text:style-name="P69"> </text:p>
      <text:p text:style-name="P69">У фасадов множество преимуществ. Они обеспечивают лаконичный, запоминающийся синтаксис, который позволяет использовать функции Laravel без необходимости запоминать длинные названия классов, которые нужно вставить или настроить вручную. Кроме того, из-за их уникального использования динамических методов PHP, их легко тестировать.</text:p>
      <text:p text:style-name="P69"> </text:p>
      <text:p text:style-name="P69">Однако при использовании фасадов необходимо проявлять определенную осторожность. Основная опасность фасадов - расширение области ответственности класса. Поскольку фасады настолько просты в использовании и не требуют внедрения, легко будет позволить вашим классам продолжать расти и использовать много фасадов в одном классе. При использовании внедрения зависимостей этот потенциал подавляется визуальной обратной связью, которую дает большой конструктор относительно того, что ваш класс становится слишком большим - т.е. однажды вы посмотрите на конструктор с множеством подключённых сторонних классов и подумаете "что-то я тут увлёкся. разобью-ка этот класс на два", а при использовании фасадов накопление сторонних зависимостей в классе проходит гораздо незаметнее. Поэтому при использовании фасадов обращайте особое внимание на размер вашего класса, чтобы его область ответственности оставалась малой, чтобы он делал одну узкоспециализированную задачу.</text:p>
      <text:p text:style-name="P69"> </text:p>
      <text:p text:style-name="P69"><text:span text:style-name="T11">{совет}</text:span> При создании стороннего пакета, который взаимодействует с Laravel, лучше внедрять контракты Laravel вместо использования фасадов. Так как пакеты создаются вне <text:soft-page-break/>самого Laravel, у вас не будет доступа к хелперам тестирования Laravel.</text:p>
      <text:p text:style-name="P69"> </text:p>
      <text:p text:style-name="P69"> </text:p>
      <text:p text:style-name="P71">Фасады в сравнении с Внедрением зависимостей</text:p>
      <text:p text:style-name="P69"> </text:p>
      <text:p text:style-name="P69">Одним из основных преимуществ внедрения зависимостей является возможность замены реализаций внедряемого класса. Это полезно во время тестирования, так как вы можете внедрить заглушку и утверждать, что на заглушке есть различные методы.</text:p>
      <text:p text:style-name="P69"> </text:p>
      <text:p text:style-name="P69">Для настоящих статических методов обычно невозможно сделать заглушку. Однако, поскольку фасады используют динамические методы для вызова метода прокси для объектов, отделенных от сервис-контейнеров, мы фактически можем тестировать фасады так же, как мы бы тестировали экземпляр внедренного класса. Например, учитывая следующий роут:</text:p>
      <text:p text:style-name="P69"> </text:p>
      <text:p text:style-name="P13"><text:span text:style-name="Source_20_Text"><text:span text:style-name="T19">use Illuminate\Support\Facades\Cache;</text:span></text:span></text:p>
      <text:p text:style-name="P17"/>
      <text:p text:style-name="P13"><text:span text:style-name="Source_20_Text"><text:span text:style-name="T19">Route::get('/cache', function () {</text:span></text:span></text:p>
      <text:p text:style-name="P13"><text:span text:style-name="Source_20_Text"><text:span text:style-name="T19"><text:s text:c="4"/>return Cache::get('key');</text:span></text:span></text:p>
      <text:p text:style-name="P13"><text:span text:style-name="Source_20_Text"><text:span text:style-name="T19">});</text:span></text:span></text:p>
      <text:p text:style-name="P69"> </text:p>
      <text:p text:style-name="P69">Мы можем написать следующий тест, чтобы проверить, что метод <text:span text:style-name="T10">Cache::get</text:span> был вызван с ожидаемым аргументом: </text:p>
      <text:p text:style-name="P69"> </text:p>
      <text:p text:style-name="P13"><text:span text:style-name="Source_20_Text"><text:span text:style-name="T19">use Illuminate\Support\Facades\Cache;</text:span></text:span></text:p>
      <text:p text:style-name="P17"/>
      <text:p text:style-name="P13"><text:span text:style-name="Source_20_Text"><text:span text:style-name="T19">/**</text:span></text:span></text:p>
      <text:p text:style-name="P13"><text:span text:style-name="Source_20_Text"><text:span text:style-name="T19"><text:s/>* Пример базового функционального теста.</text:span></text:span></text:p>
      <text:p text:style-name="P13"><text:span text:style-name="Source_20_Text"><text:span text:style-name="T19"><text:s/>*</text:span></text:span></text:p>
      <text:p text:style-name="P13"><text:span text:style-name="Source_20_Text"><text:span text:style-name="T19"><text:s/>* @return void</text:span></text:span></text:p>
      <text:p text:style-name="P13"><text:span text:style-name="Source_20_Text"><text:span text:style-name="T19"><text:s/>*/</text:span></text:span></text:p>
      <text:p text:style-name="P13"><text:soft-page-break/><text:span text:style-name="Source_20_Text"><text:span text:style-name="T19">public function testBasicExample()</text:span></text:span></text:p>
      <text:p text:style-name="P13"><text:span text:style-name="Source_20_Text"><text:span text:style-name="T19">{</text:span></text:span></text:p>
      <text:p text:style-name="P13"><text:span text:style-name="Source_20_Text"><text:span text:style-name="T19"><text:s text:c="4"/>Cache::shouldReceive('get')</text:span></text:span></text:p>
      <text:p text:style-name="P13"><text:span text:style-name="Source_20_Text"><text:span text:style-name="T19"><text:s text:c="9"/>-&gt;with('key')</text:span></text:span></text:p>
      <text:p text:style-name="P13"><text:span text:style-name="Source_20_Text"><text:span text:style-name="T19"><text:s text:c="9"/>-&gt;andReturn('value');</text:span></text:span></text:p>
      <text:p text:style-name="P17"/>
      <text:p text:style-name="P13"><text:span text:style-name="Source_20_Text"><text:span text:style-name="T19"><text:s text:c="4"/>$this-&gt;visit('/cache')</text:span></text:span></text:p>
      <text:p text:style-name="P13"><text:span text:style-name="Source_20_Text"><text:span text:style-name="T19"><text:s text:c="9"/>-&gt;see('value');</text:span></text:span></text:p>
      <text:p text:style-name="P13"><text:span text:style-name="Source_20_Text"><text:span text:style-name="T19">}</text:span></text:span></text:p>
      <text:p text:style-name="P69"> </text:p>
      <text:p text:style-name="P69"> </text:p>
      <text:p text:style-name="P71">Фасады в сравнении с Хелперами</text:p>
      <text:p text:style-name="P69"> </text:p>
      <text:p text:style-name="P69">Помимо фасадов, Laravel включает множество вспомогательных функций, хелперов, которые могут выполнять общие задачи, такие как формирование шаблонов, запуск событий, постановка задач в очередь или отправка HTTP-ответов. Многие из этих хелперов выполняют ту же функцию, как и соответствующий фасад. Например, этот вызов фасада и этот вызов хелпера эквивалентны:</text:p>
      <text:p text:style-name="P69"> </text:p>
      <text:p text:style-name="P13"><text:span text:style-name="Source_20_Text"><text:span text:style-name="T19">return View::make('profile');</text:span></text:span></text:p>
      <text:p text:style-name="P17"/>
      <text:p text:style-name="P13"><text:span text:style-name="Source_20_Text"><text:span text:style-name="T19">return view('profile');</text:span></text:span></text:p>
      <text:p text:style-name="P69"> </text:p>
      <text:p text:style-name="P69">Нет никакой практической разницы между фасадами и хелперами. При использовании хелперов вы можете тестировать их точно так же, как и соответствующие фасады. Например, учитывая следующий роут:</text:p>
      <text:p text:style-name="P69"> </text:p>
      <text:p text:style-name="P13"><text:span text:style-name="Source_20_Text"><text:span text:style-name="T19">Route::get('/cache', function () {</text:span></text:span></text:p>
      <text:p text:style-name="P13"><text:span text:style-name="Source_20_Text"><text:span text:style-name="T19"><text:s text:c="4"/>return cache('key');</text:span></text:span></text:p>
      <text:p text:style-name="P13"><text:span text:style-name="Source_20_Text"><text:span text:style-name="T19">});</text:span></text:span></text:p>
      <text:p text:style-name="P69"> </text:p>
      <text:p text:style-name="P69">С точки зрения внутренней структуры, помощник <text:span text:style-name="T10">cache </text:span>собирается вызвать метод <text:span text:style-name="T10">get</text:span> в классе, основополагающем <text:soft-page-break/>для фасада <text:span text:style-name="T10">Cache </text:span>. Поэтому, хотя мы используем вспомогательную функцию, мы можем написать следующий тест, чтобы убедиться, что метод был вызван с ожидаемым аргументом:</text:p>
      <text:p text:style-name="P69"> </text:p>
      <text:p text:style-name="P13"><text:span text:style-name="Source_20_Text"><text:span text:style-name="T19">use Illuminate\Support\Facades\Cache;</text:span></text:span></text:p>
      <text:p text:style-name="P17"/>
      <text:p text:style-name="P13"><text:span text:style-name="Source_20_Text"><text:span text:style-name="T19">/**</text:span></text:span></text:p>
      <text:p text:style-name="P13"><text:span text:style-name="Source_20_Text"><text:span text:style-name="T19"><text:s/>* Пример базового функционального теста.</text:span></text:span></text:p>
      <text:p text:style-name="P13"><text:span text:style-name="Source_20_Text"><text:span text:style-name="T19"><text:s/>*</text:span></text:span></text:p>
      <text:p text:style-name="P13"><text:span text:style-name="Source_20_Text"><text:span text:style-name="T19"><text:s/>* @return void</text:span></text:span></text:p>
      <text:p text:style-name="P13"><text:span text:style-name="Source_20_Text"><text:span text:style-name="T19"><text:s/>*/</text:span></text:span></text:p>
      <text:p text:style-name="P13"><text:span text:style-name="Source_20_Text"><text:span text:style-name="T19">public function testBasicExample()</text:span></text:span></text:p>
      <text:p text:style-name="P13"><text:span text:style-name="Source_20_Text"><text:span text:style-name="T19">{</text:span></text:span></text:p>
      <text:p text:style-name="P13"><text:span text:style-name="Source_20_Text"><text:span text:style-name="T19"><text:s text:c="4"/>Cache::shouldReceive('get')</text:span></text:span></text:p>
      <text:p text:style-name="P13"><text:span text:style-name="Source_20_Text"><text:span text:style-name="T19"><text:s text:c="9"/>-&gt;with('key')</text:span></text:span></text:p>
      <text:p text:style-name="P13"><text:span text:style-name="Source_20_Text"><text:span text:style-name="T19"><text:s text:c="9"/>-&gt;andReturn('value');</text:span></text:span></text:p>
      <text:p text:style-name="P17"/>
      <text:p text:style-name="P13"><text:span text:style-name="Source_20_Text"><text:span text:style-name="T19"><text:s text:c="4"/>$this-&gt;visit('/cache')</text:span></text:span></text:p>
      <text:p text:style-name="P13"><text:span text:style-name="Source_20_Text"><text:span text:style-name="T19"><text:s text:c="9"/>-&gt;see('value');</text:span></text:span></text:p>
      <text:p text:style-name="P13"><text:span text:style-name="Source_20_Text"><text:span text:style-name="T19">}</text:span></text:span></text:p>
      <text:p text:style-name="P69"><text:bookmark text:name="step31"/> </text:p>
      <text:p text:style-name="P69"> </text:p>
      <text:p text:style-name="P69"> </text:p>
      <text:h text:style-name="P11" text:outline-level="3">КАК РАБОТАЮТ ФАСАДЫ</text:h>
      <text:p text:style-name="P69"> </text:p>
      <text:p text:style-name="P69">В контексте приложения на Laravel, фасад - это класс, который предоставляет доступ к объекту в контейнере. Весь этот механизм реализован в классе <text:span text:style-name="T10">Facade</text:span>. Фасады как Laravel, так и ваши собственные, наследуют этот базовый класс <text:span text:style-name="T10">Illuminate \ Support \ Facades \ Facade</text:span>.</text:p>
      <text:p text:style-name="P69"> </text:p>
      <text:p text:style-name="P69">Класс <text:span text:style-name="T10">Facade</text:span> использует магический метод PHP <text:span text:style-name="T10">__callStatic()</text:span> для перенаправления вызовов методов с вашего фасада на полученный объект из контейнера. В примере ниже делается обращение к механизму кэширования Laravel. На первый <text:soft-page-break/>взгляд может показаться, что статический метод <text:span text:style-name="T10">get</text:span> принадлежит классу <text:span text:style-name="T10">Cache</text:span>:</text:p>
      <text:p text:style-name="P69"> </text:p>
      <text:p text:style-name="P13"><text:span text:style-name="Source_20_Text"><text:span text:style-name="T19">namespace App\Http\Controllers;</text:span></text:span></text:p>
      <text:p text:style-name="P17"/>
      <text:p text:style-name="P13"><text:span text:style-name="Source_20_Text"><text:span text:style-name="T19">use App\Http\Controllers\Controller;</text:span></text:span></text:p>
      <text:p text:style-name="P13"><text:span text:style-name="Source_20_Text"><text:span text:style-name="T19">use Illuminate\Support\Facades\Cache;</text:span></text:span></text:p>
      <text:p text:style-name="P17"/>
      <text:p text:style-name="P13"><text:span text:style-name="Source_20_Text"><text:span text:style-name="T19">class UserController extends Controller</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Показать профиль для данного пользователя.</text:span></text:span></text:p>
      <text:p text:style-name="P13"><text:span text:style-name="Source_20_Text"><text:span text:style-name="T19"><text:s text:c="5"/>*</text:span></text:span></text:p>
      <text:p text:style-name="P13"><text:span text:style-name="Source_20_Text"><text:span text:style-name="T19"><text:s text:c="5"/>* @param <text:s/>int <text:s/>$id</text:span></text:span></text:p>
      <text:p text:style-name="P13"><text:span text:style-name="Source_20_Text"><text:span text:style-name="T19"><text:s text:c="5"/>* @return Response</text:span></text:span></text:p>
      <text:p text:style-name="P13"><text:span text:style-name="Source_20_Text"><text:span text:style-name="T19"><text:s text:c="5"/>*/</text:span></text:span></text:p>
      <text:p text:style-name="P13"><text:span text:style-name="Source_20_Text"><text:span text:style-name="T19"><text:s text:c="4"/>public function showProfile($id)</text:span></text:span></text:p>
      <text:p text:style-name="P13"><text:span text:style-name="Source_20_Text"><text:span text:style-name="T19"><text:s text:c="4"/>{</text:span></text:span></text:p>
      <text:p text:style-name="P13"><text:span text:style-name="Source_20_Text"><text:span text:style-name="T19"><text:s text:c="8"/>$user = Cache::get('user:'.$id);</text:span></text:span></text:p>
      <text:p text:style-name="P17"/>
      <text:p text:style-name="P13"><text:span text:style-name="Source_20_Text"><text:span text:style-name="T19"><text:s text:c="8"/>return view('profile', ['user' =&gt; $user]);</text:span></text:span></text:p>
      <text:p text:style-name="P13"><text:span text:style-name="Source_20_Text"><text:span text:style-name="T19"><text:s text:c="4"/>}</text:span></text:span></text:p>
      <text:p text:style-name="P13"><text:span text:style-name="Source_20_Text"><text:span text:style-name="T19">}</text:span></text:span></text:p>
      <text:p text:style-name="P69"> </text:p>
      <text:p text:style-name="P69">Обратите внимание, что в верхней части файла мы "импортируем" фасад <text:span text:style-name="T10">Cache</text:span>. Этот фасад служит прокси-сервером для доступа к базовой реализации интерфейса <text:span text:style-name="T10">Illuminate \ Contracts \ Cache \ Factory</text:span>. Любые вызовы, которые мы осуществляем с использованием фасада, будут переданы в исходный сервис кэша Laravel.</text:p>
      <text:p text:style-name="P69"> </text:p>
      <text:p text:style-name="P69">Однако, если вы посмотрите в исходный код класса <text:span text:style-name="T10">Illuminate \ Support \ Facades \ Cache</text:span>, то увидите, что он не содержит метода <text:span text:style-name="T10">get</text:span>:</text:p>
      <text:p text:style-name="P69"> </text:p>
      <text:p text:style-name="P13"><text:span text:style-name="Source_20_Text"><text:span text:style-name="T19">class Cache extends Facade</text:span></text:span></text:p>
      <text:p text:style-name="P13"><text:span text:style-name="Source_20_Text"><text:span text:style-name="T19">{</text:span></text:span></text:p>
      <text:p text:style-name="P13"><text:soft-page-break/><text:span text:style-name="Source_20_Text"><text:span text:style-name="T19"><text:s text:c="4"/>/**</text:span></text:span></text:p>
      <text:p text:style-name="P13"><text:span text:style-name="Source_20_Text"><text:span text:style-name="T19"><text:s text:c="5"/>* Получить зарегистрированное имя компонента.</text:span></text:span></text:p>
      <text:p text:style-name="P13"><text:span text:style-name="Source_20_Text"><text:span text:style-name="T19"><text:s text:c="5"/>*</text:span></text:span></text:p>
      <text:p text:style-name="P13"><text:span text:style-name="Source_20_Text"><text:span text:style-name="T19"><text:s text:c="5"/>* @return string</text:span></text:span></text:p>
      <text:p text:style-name="P13"><text:span text:style-name="Source_20_Text"><text:span text:style-name="T19"><text:s text:c="5"/>*/</text:span></text:span></text:p>
      <text:p text:style-name="P13"><text:span text:style-name="Source_20_Text"><text:span text:style-name="T19"><text:s text:c="4"/>protected static function getFacadeAccessor() { return 'cache'; }</text:span></text:span></text:p>
      <text:p text:style-name="P13"><text:span text:style-name="Source_20_Text"><text:span text:style-name="T19">}</text:span></text:span></text:p>
      <text:p text:style-name="P69"> </text:p>
      <text:p text:style-name="P69">Вместо этого фасад <text:span text:style-name="T10">Cache</text:span> расширяется на базе класса <text:span text:style-name="T10">Facade</text:span> и определяет метод <text:span text:style-name="T10">getFacadeAccessor()</text:span>. Задача этого метода - вернуть строковое имя (ключ) привязки объекта в сервис-контейнере. Когда вы обращаетесь к любому статическому методу фасада <text:span text:style-name="T10">Cache</text:span>, Laravel получает объект <text:span text:style-name="T10">cache</text:span> из сервис-контейнера и вызывает у него требуемый метод (в этом случае - <text:span text:style-name="T10">get</text:span>).</text:p>
      <text:p text:style-name="P69"/>
      <text:p text:style-name="P69"/>
      <text:p text:style-name="P74">Фасады в реальном времени</text:p>
      <text:p text:style-name="P68"><text:span text:style-name="T18">Используя фасады в реальном времени, вы можете рассматривать любой класс в своем приложении, как если бы он был фасадом. Чтобы проиллюстрировать, как это можно использовать, давайте рассмотрим альтернативу. Например, предположим, что наша модель </text:span><text:span text:style-name="Source_20_Text"><text:span text:style-name="T19">Podcast</text:span></text:span><text:span text:style-name="T18"> имеет метод </text:span><text:span text:style-name="Source_20_Text"><text:span text:style-name="T18">publish</text:span></text:span><text:span text:style-name="T18">. Однако, чтобы опубликовать подкаст, нам нужно внедрить экземпляр Publisher:</text:span></text:p>
      <text:p text:style-name="P15"><text:span text:style-name="Source_20_Text"><text:span text:style-name="T19">&lt;?php</text:span></text:span></text:p>
      <text:p text:style-name="P17"/>
      <text:p text:style-name="P13"><text:span text:style-name="Source_20_Text"><text:span text:style-name="T19">namespace App\Models;</text:span></text:span></text:p>
      <text:p text:style-name="P17"/>
      <text:p text:style-name="P13"><text:span text:style-name="Source_20_Text"><text:span text:style-name="T19">use App\Contracts\Publisher;</text:span></text:span></text:p>
      <text:p text:style-name="P13"><text:span text:style-name="Source_20_Text"><text:span text:style-name="T19">use Illuminate\Database\Eloquent\Model;</text:span></text:span></text:p>
      <text:p text:style-name="P17"/>
      <text:p text:style-name="P13"><text:span text:style-name="Source_20_Text"><text:span text:style-name="T19">class Podcast extends Model</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Publish the podcast.</text:span></text:span></text:p>
      <text:p text:style-name="P13"><text:soft-page-break/><text:span text:style-name="Source_20_Text"><text:span text:style-name="T19"><text:s text:c="5"/>*</text:span></text:span></text:p>
      <text:p text:style-name="P13"><text:span text:style-name="Source_20_Text"><text:span text:style-name="T19"><text:s text:c="5"/>* @param <text:s/>Publisher <text:s/>$publisher</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publish(Publisher $publisher)</text:span></text:span></text:p>
      <text:p text:style-name="P13"><text:span text:style-name="Source_20_Text"><text:span text:style-name="T19"><text:s text:c="4"/>{</text:span></text:span></text:p>
      <text:p text:style-name="P13"><text:span text:style-name="Source_20_Text"><text:span text:style-name="T19"><text:s text:c="8"/>$this-&gt;update(['publishing' =&gt; now()]);</text:span></text:span></text:p>
      <text:p text:style-name="P17"/>
      <text:p text:style-name="P13"><text:span text:style-name="Source_20_Text"><text:span text:style-name="T19"><text:s text:c="8"/>$publisher-&gt;publish($this);</text:span></text:span></text:p>
      <text:p text:style-name="P13"><text:span text:style-name="Source_20_Text"><text:span text:style-name="T19"><text:s text:c="4"/>}</text:span></text:span></text:p>
      <text:p text:style-name="P13"><text:span text:style-name="Source_20_Text"><text:span text:style-name="T19">}</text:span></text:span></text:p>
      <text:p text:style-name="P68"><text:span text:style-name="T18">Внедрение реализации издателя в метод позволяет нам легко тестировать метод изолированно, поскольку мы можем имитировать внедренного издателя. Однако это требует от нас всегда передавать экземпляр издателя каждый раз, когда мы вызываем метод </text:span><text:span text:style-name="Source_20_Text"><text:span text:style-name="T19">publish</text:span></text:span><text:span text:style-name="T18">. Используя фасады в реальном времени, мы можем поддерживать такую же тестируемость, не требуя явной передачи экземпляра Publisher. Чтобы создать фасад в реальном времени, добавьте к пространству имен импортируемого класса префикс Facades:</text:span></text:p>
      <text:p text:style-name="P15"><text:span text:style-name="Source_20_Text"><text:span text:style-name="T19">&lt;?php</text:span></text:span></text:p>
      <text:p text:style-name="P17"/>
      <text:p text:style-name="P13"><text:span text:style-name="Source_20_Text"><text:span text:style-name="T19">namespace App\Models;</text:span></text:span></text:p>
      <text:p text:style-name="P17"/>
      <text:p text:style-name="P13"><text:span text:style-name="Source_20_Text"><text:span text:style-name="T19">use Facades\App\Contracts\Publisher;</text:span></text:span></text:p>
      <text:p text:style-name="P13"><text:span text:style-name="Source_20_Text"><text:span text:style-name="T19">use Illuminate\Database\Eloquent\Model;</text:span></text:span></text:p>
      <text:p text:style-name="P17"/>
      <text:p text:style-name="P13"><text:span text:style-name="Source_20_Text"><text:span text:style-name="T19">class Podcast extends Model</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Publish the podcast.</text:span></text:span></text:p>
      <text:p text:style-name="P13"><text:span text:style-name="Source_20_Text"><text:span text:style-name="T19"><text:s text:c="5"/>*</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publish()</text:span></text:span></text:p>
      <text:p text:style-name="P13"><text:span text:style-name="Source_20_Text"><text:span text:style-name="T19"><text:s text:c="4"/>{</text:span></text:span></text:p>
      <text:p text:style-name="P13"><text:span text:style-name="Source_20_Text"><text:span text:style-name="T19"><text:s text:c="8"/>$this-&gt;update(['publishing' =&gt; now()]);</text:span></text:span></text:p>
      <text:p text:style-name="P17"/>
      <text:p text:style-name="P13"><text:soft-page-break/><text:span text:style-name="Source_20_Text"><text:span text:style-name="T19"><text:s text:c="8"/>Publisher::publish($this);</text:span></text:span></text:p>
      <text:p text:style-name="P13"><text:span text:style-name="Source_20_Text"><text:span text:style-name="T19"><text:s text:c="4"/>}</text:span></text:span></text:p>
      <text:p text:style-name="P13"><text:span text:style-name="Source_20_Text"><text:span text:style-name="T19">}</text:span></text:span></text:p>
      <text:p text:style-name="P68"><text:span text:style-name="T18">Когда используется фасад реального времени, реализация издателя будет разрешена из контейнера службы с использованием части интерфейса или имени класса, которая появляется после префикса </text:span><text:span text:style-name="Source_20_Text"><text:span text:style-name="T19">Facades</text:span></text:span><text:span text:style-name="T18">. При тестировании мы можем использовать встроенные помощники Laravel по тестированию фасадов, чтобы имитировать вызов этого метода:</text:span></text:p>
      <text:p text:style-name="P16"><text:span text:style-name="Source_20_Text"><text:span text:style-name="T18">&lt;?php</text:span></text:span></text:p>
      <text:p text:style-name="P17"/>
      <text:p text:style-name="P13"><text:span text:style-name="Source_20_Text"><text:span text:style-name="T19">namespace Tests\Feature;</text:span></text:span></text:p>
      <text:p text:style-name="P17"/>
      <text:p text:style-name="P13"><text:span text:style-name="Source_20_Text"><text:span text:style-name="T19">use App\Models\Podcast;</text:span></text:span></text:p>
      <text:p text:style-name="P13"><text:span text:style-name="Source_20_Text"><text:span text:style-name="T19">use Facades\App\Contracts\Publisher;</text:span></text:span></text:p>
      <text:p text:style-name="P13"><text:span text:style-name="Source_20_Text"><text:span text:style-name="T19">use Illuminate\Foundation\Testing\RefreshDatabase;</text:span></text:span></text:p>
      <text:p text:style-name="P13"><text:span text:style-name="Source_20_Text"><text:span text:style-name="T19">use Tests\TestCase;</text:span></text:span></text:p>
      <text:p text:style-name="P17"/>
      <text:p text:style-name="P13"><text:span text:style-name="Source_20_Text"><text:span text:style-name="T19">class PodcastTest extends TestCase</text:span></text:span></text:p>
      <text:p text:style-name="P13"><text:span text:style-name="Source_20_Text"><text:span text:style-name="T19">{</text:span></text:span></text:p>
      <text:p text:style-name="P13"><text:span text:style-name="Source_20_Text"><text:span text:style-name="T19"><text:s text:c="4"/>use RefreshDatabase;</text:span></text:span></text:p>
      <text:p text:style-name="P17"/>
      <text:p text:style-name="P13"><text:span text:style-name="Source_20_Text"><text:span text:style-name="T19"><text:s text:c="4"/>/**</text:span></text:span></text:p>
      <text:p text:style-name="P13"><text:span text:style-name="Source_20_Text"><text:span text:style-name="T19"><text:s text:c="5"/>* A test example.</text:span></text:span></text:p>
      <text:p text:style-name="P13"><text:span text:style-name="Source_20_Text"><text:span text:style-name="T19"><text:s text:c="5"/>*</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test_podcast_can_be_published()</text:span></text:span></text:p>
      <text:p text:style-name="P13"><text:span text:style-name="Source_20_Text"><text:span text:style-name="T19"><text:s text:c="4"/>{</text:span></text:span></text:p>
      <text:p text:style-name="P13"><text:span text:style-name="Source_20_Text"><text:span text:style-name="T19"><text:s text:c="8"/>$podcast = Podcast::factory()-&gt;create();</text:span></text:span></text:p>
      <text:p text:style-name="P17"/>
      <text:p text:style-name="P13"><text:span text:style-name="Source_20_Text"><text:span text:style-name="T19"><text:s text:c="8"/>Publisher::shouldReceive('publish')-&gt;once()-&gt;with($podcast);</text:span></text:span></text:p>
      <text:p text:style-name="P17"/>
      <text:p text:style-name="P13"><text:span text:style-name="Source_20_Text"><text:span text:style-name="T19"><text:s text:c="8"/>$podcast-&gt;publish();</text:span></text:span></text:p>
      <text:p text:style-name="P13"><text:span text:style-name="Source_20_Text"><text:span text:style-name="T19"><text:s text:c="4"/>}</text:span></text:span></text:p>
      <text:p text:style-name="P13"><text:span text:style-name="Source_20_Text"><text:span text:style-name="T19">}</text:span></text:span></text:p>
      <text:p text:style-name="P70"><text:span text:style-name="T2"/></text:p>
      <text:p text:style-name="P70"><text:soft-page-break/><text:span text:style-name="T2"/></text:p>
      <text:h text:style-name="P11" text:outline-level="3">СПРАВОЧНОЕ ОПИСАНИЕ КЛАССОВ ФАСАДОВ</text:h>
      <text:p text:style-name="P69"> </text:p>
      <text:p text:style-name="P69">Ниже вы найдете каждый фасад и его основной класс. Это полезный инструмент для быстрой обработки документации API для данной корневой директории фасада. Ключ привязки сервис-контейнера также включен там, где это применимо.</text:p>
      <text:p text:style-name="P69"> </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62">ФАСАД</text:p>
            </table:table-cell>
            <table:table-cell table:style-name="Таблица1.A1" office:value-type="string">
              <text:p text:style-name="P62">КЛАСС</text:p>
            </table:table-cell>
            <table:table-cell table:style-name="Таблица1.A1" office:value-type="string">
              <text:p text:style-name="P62">ПРИВЯЗКА СЕРВИС-КОНТЕЙНЕРА</text:p>
            </table:table-cell>
          </table:table-row>
        </table:table-header-rows>
        <table:table-row>
          <table:table-cell table:style-name="Таблица1.A1" office:value-type="string">
            <text:p text:style-name="P63">App</text:p>
          </table:table-cell>
          <table:table-cell table:style-name="Таблица1.A1" office:value-type="string">
            <text:p text:style-name="P63">Illuminate\Foundation\Application</text:p>
          </table:table-cell>
          <table:table-cell table:style-name="Таблица1.A1" office:value-type="string">
            <text:p text:style-name="P61"><text:span text:style-name="Source_20_Text"><text:span text:style-name="T19">app</text:span></text:span></text:p>
          </table:table-cell>
        </table:table-row>
        <table:table-row>
          <table:table-cell table:style-name="Таблица1.A1" office:value-type="string">
            <text:p text:style-name="P63">Artisan</text:p>
          </table:table-cell>
          <table:table-cell table:style-name="Таблица1.A1" office:value-type="string">
            <text:p text:style-name="P63">Illuminate\Contracts\Console\Kernel</text:p>
          </table:table-cell>
          <table:table-cell table:style-name="Таблица1.A1" office:value-type="string">
            <text:p text:style-name="P61"><text:span text:style-name="Source_20_Text"><text:span text:style-name="T19">artisan</text:span></text:span></text:p>
          </table:table-cell>
        </table:table-row>
        <table:table-row>
          <table:table-cell table:style-name="Таблица1.A1" office:value-type="string">
            <text:p text:style-name="P63">Auth</text:p>
          </table:table-cell>
          <table:table-cell table:style-name="Таблица1.A1" office:value-type="string">
            <text:p text:style-name="P63">Illuminate\Auth\AuthManager</text:p>
          </table:table-cell>
          <table:table-cell table:style-name="Таблица1.A1" office:value-type="string">
            <text:p text:style-name="P61"><text:span text:style-name="Source_20_Text"><text:span text:style-name="T19">auth</text:span></text:span></text:p>
          </table:table-cell>
        </table:table-row>
        <table:table-row>
          <table:table-cell table:style-name="Таблица1.A1" office:value-type="string">
            <text:p text:style-name="P63">Blade</text:p>
          </table:table-cell>
          <table:table-cell table:style-name="Таблица1.A1" office:value-type="string">
            <text:p text:style-name="P63">Illuminate\View\Compilers\BladeCompiler</text:p>
          </table:table-cell>
          <table:table-cell table:style-name="Таблица1.A1" office:value-type="string">
            <text:p text:style-name="P61"><text:span text:style-name="Source_20_Text"><text:span text:style-name="T19">blade.compiler</text:span></text:span></text:p>
          </table:table-cell>
        </table:table-row>
        <table:table-row>
          <table:table-cell table:style-name="Таблица1.A1" office:value-type="string">
            <text:p text:style-name="P63">Bus</text:p>
          </table:table-cell>
          <table:table-cell table:style-name="Таблица1.A1" office:value-type="string">
            <text:p text:style-name="P63">Illuminate\Contracts\Bus\Dispatcher</text:p>
          </table:table-cell>
          <table:table-cell table:style-name="Таблица1.A1" office:value-type="string">
            <text:p text:style-name="P63"> </text:p>
          </table:table-cell>
        </table:table-row>
        <table:table-row>
          <table:table-cell table:style-name="Таблица1.A1" office:value-type="string">
            <text:p text:style-name="P63">Cache</text:p>
          </table:table-cell>
          <table:table-cell table:style-name="Таблица1.A1" office:value-type="string">
            <text:p text:style-name="P63">Illuminate\Cache\Repository</text:p>
          </table:table-cell>
          <table:table-cell table:style-name="Таблица1.A1" office:value-type="string">
            <text:p text:style-name="P61"><text:span text:style-name="Source_20_Text"><text:span text:style-name="T19">cache</text:span></text:span></text:p>
          </table:table-cell>
        </table:table-row>
        <table:table-row>
          <table:table-cell table:style-name="Таблица1.A1" office:value-type="string">
            <text:p text:style-name="P63">Config</text:p>
          </table:table-cell>
          <table:table-cell table:style-name="Таблица1.A1" office:value-type="string">
            <text:p text:style-name="P63">Illuminate\Config\Repository</text:p>
          </table:table-cell>
          <table:table-cell table:style-name="Таблица1.A1" office:value-type="string">
            <text:p text:style-name="P61"><text:span text:style-name="Source_20_Text"><text:span text:style-name="T19">config</text:span></text:span></text:p>
          </table:table-cell>
        </table:table-row>
        <table:table-row>
          <table:table-cell table:style-name="Таблица1.A1" office:value-type="string">
            <text:p text:style-name="P63">Cookie</text:p>
          </table:table-cell>
          <table:table-cell table:style-name="Таблица1.A1" office:value-type="string">
            <text:p text:style-name="P63">Illuminate\Cookie\CookieJar</text:p>
          </table:table-cell>
          <table:table-cell table:style-name="Таблица1.A1" office:value-type="string">
            <text:p text:style-name="P61"><text:span text:style-name="Source_20_Text"><text:span text:style-name="T19">cookie</text:span></text:span></text:p>
          </table:table-cell>
        </table:table-row>
        <table:table-row>
          <table:table-cell table:style-name="Таблица1.A1" office:value-type="string">
            <text:p text:style-name="P63">Crypt</text:p>
          </table:table-cell>
          <table:table-cell table:style-name="Таблица1.A1" office:value-type="string">
            <text:p text:style-name="P63">Illuminate\Encryption\Encrypter</text:p>
          </table:table-cell>
          <table:table-cell table:style-name="Таблица1.A1" office:value-type="string">
            <text:p text:style-name="P61"><text:span text:style-name="Source_20_Text"><text:span text:style-name="T19">encrypter</text:span></text:span></text:p>
          </table:table-cell>
        </table:table-row>
        <table:table-row>
          <table:table-cell table:style-name="Таблица1.A1" office:value-type="string">
            <text:p text:style-name="P63">DB</text:p>
          </table:table-cell>
          <table:table-cell table:style-name="Таблица1.A1" office:value-type="string">
            <text:p text:style-name="P63">Illuminate\Database\DatabaseManager</text:p>
          </table:table-cell>
          <table:table-cell table:style-name="Таблица1.A1" office:value-type="string">
            <text:p text:style-name="P61"><text:span text:style-name="Source_20_Text"><text:span text:style-name="T19">db</text:span></text:span></text:p>
          </table:table-cell>
        </table:table-row>
        <table:table-row>
          <table:table-cell table:style-name="Таблица1.A1" office:value-type="string">
            <text:p text:style-name="P63">DB (Instance)</text:p>
          </table:table-cell>
          <table:table-cell table:style-name="Таблица1.A1" office:value-type="string">
            <text:p text:style-name="P63">Illuminate\Database\Connection</text:p>
          </table:table-cell>
          <table:table-cell table:style-name="Таблица1.A1" office:value-type="string">
            <text:p text:style-name="P63"> </text:p>
          </table:table-cell>
        </table:table-row>
        <table:table-row>
          <table:table-cell table:style-name="Таблица1.A1" office:value-type="string">
            <text:p text:style-name="P63">Event</text:p>
          </table:table-cell>
          <table:table-cell table:style-name="Таблица1.A1" office:value-type="string">
            <text:p text:style-name="P63">Illuminate\Events\Dispatcher</text:p>
          </table:table-cell>
          <table:table-cell table:style-name="Таблица1.A1" office:value-type="string">
            <text:p text:style-name="P61"><text:span text:style-name="Source_20_Text"><text:span text:style-name="T19">events</text:span></text:span></text:p>
          </table:table-cell>
        </table:table-row>
        <table:table-row>
          <table:table-cell table:style-name="Таблица1.A1" office:value-type="string">
            <text:p text:style-name="P63">File</text:p>
          </table:table-cell>
          <table:table-cell table:style-name="Таблица1.A1" office:value-type="string">
            <text:p text:style-name="P63">Illuminate\Filesystem\Filesystem</text:p>
          </table:table-cell>
          <table:table-cell table:style-name="Таблица1.A1" office:value-type="string">
            <text:p text:style-name="P61"><text:span text:style-name="Source_20_Text"><text:span text:style-name="T19">files</text:span></text:span></text:p>
          </table:table-cell>
        </table:table-row>
        <text:soft-page-break/>
        <table:table-row>
          <table:table-cell table:style-name="Таблица1.A1" office:value-type="string">
            <text:p text:style-name="P63">Gate</text:p>
          </table:table-cell>
          <table:table-cell table:style-name="Таблица1.A1" office:value-type="string">
            <text:p text:style-name="P63">Illuminate\Contracts\Auth\Access\Gate</text:p>
          </table:table-cell>
          <table:table-cell table:style-name="Таблица1.A1" office:value-type="string">
            <text:p text:style-name="P63"> </text:p>
          </table:table-cell>
        </table:table-row>
        <table:table-row>
          <table:table-cell table:style-name="Таблица1.A1" office:value-type="string">
            <text:p text:style-name="P63">Hash</text:p>
          </table:table-cell>
          <table:table-cell table:style-name="Таблица1.A1" office:value-type="string">
            <text:p text:style-name="P63">Illuminate\Contracts\Hashing\Hasher</text:p>
          </table:table-cell>
          <table:table-cell table:style-name="Таблица1.A1" office:value-type="string">
            <text:p text:style-name="P61"><text:span text:style-name="Source_20_Text"><text:span text:style-name="T19">hash</text:span></text:span></text:p>
          </table:table-cell>
        </table:table-row>
        <table:table-row>
          <table:table-cell table:style-name="Таблица1.A1" office:value-type="string">
            <text:p text:style-name="P63">Lang</text:p>
          </table:table-cell>
          <table:table-cell table:style-name="Таблица1.A1" office:value-type="string">
            <text:p text:style-name="P63">Illuminate\Translation\Translator</text:p>
          </table:table-cell>
          <table:table-cell table:style-name="Таблица1.A1" office:value-type="string">
            <text:p text:style-name="P61"><text:span text:style-name="Source_20_Text"><text:span text:style-name="T19">translator</text:span></text:span></text:p>
          </table:table-cell>
        </table:table-row>
        <table:table-row>
          <table:table-cell table:style-name="Таблица1.A1" office:value-type="string">
            <text:p text:style-name="P63">Log</text:p>
          </table:table-cell>
          <table:table-cell table:style-name="Таблица1.A1" office:value-type="string">
            <text:p text:style-name="P63">Illuminate\Log\Writer</text:p>
          </table:table-cell>
          <table:table-cell table:style-name="Таблица1.A1" office:value-type="string">
            <text:p text:style-name="P61"><text:span text:style-name="Source_20_Text"><text:span text:style-name="T19">log</text:span></text:span></text:p>
          </table:table-cell>
        </table:table-row>
        <table:table-row>
          <table:table-cell table:style-name="Таблица1.A1" office:value-type="string">
            <text:p text:style-name="P63">Mail</text:p>
          </table:table-cell>
          <table:table-cell table:style-name="Таблица1.A1" office:value-type="string">
            <text:p text:style-name="P63">Illuminate\Mail\Mailer</text:p>
          </table:table-cell>
          <table:table-cell table:style-name="Таблица1.A1" office:value-type="string">
            <text:p text:style-name="P61"><text:span text:style-name="Source_20_Text"><text:span text:style-name="T19">mailer</text:span></text:span></text:p>
          </table:table-cell>
        </table:table-row>
        <table:table-row>
          <table:table-cell table:style-name="Таблица1.A1" office:value-type="string">
            <text:p text:style-name="P63">Notification</text:p>
          </table:table-cell>
          <table:table-cell table:style-name="Таблица1.A1" office:value-type="string">
            <text:p text:style-name="P63">Illuminate\Notifications\ChannelManager</text:p>
          </table:table-cell>
          <table:table-cell table:style-name="Таблица1.A1" office:value-type="string">
            <text:p text:style-name="P63"> </text:p>
          </table:table-cell>
        </table:table-row>
        <table:table-row>
          <table:table-cell table:style-name="Таблица1.A1" office:value-type="string">
            <text:p text:style-name="P63">Password</text:p>
          </table:table-cell>
          <table:table-cell table:style-name="Таблица1.A1" office:value-type="string">
            <text:p text:style-name="P63">Illuminate\Auth\Passwords\PasswordBrokerManager</text:p>
          </table:table-cell>
          <table:table-cell table:style-name="Таблица1.A1" office:value-type="string">
            <text:p text:style-name="P61"><text:span text:style-name="Source_20_Text"><text:span text:style-name="T19">auth.password</text:span></text:span></text:p>
          </table:table-cell>
        </table:table-row>
        <table:table-row>
          <table:table-cell table:style-name="Таблица1.A1" office:value-type="string">
            <text:p text:style-name="P63">Queue</text:p>
          </table:table-cell>
          <table:table-cell table:style-name="Таблица1.A1" office:value-type="string">
            <text:p text:style-name="P63">Illuminate\Queue\QueueManager</text:p>
          </table:table-cell>
          <table:table-cell table:style-name="Таблица1.A1" office:value-type="string">
            <text:p text:style-name="P61"><text:span text:style-name="Source_20_Text"><text:span text:style-name="T19">queue</text:span></text:span></text:p>
          </table:table-cell>
        </table:table-row>
        <table:table-row>
          <table:table-cell table:style-name="Таблица1.A1" office:value-type="string">
            <text:p text:style-name="P63">Queue (Instance)</text:p>
          </table:table-cell>
          <table:table-cell table:style-name="Таблица1.A1" office:value-type="string">
            <text:p text:style-name="P63">Illuminate\Contracts\Queue\Queue</text:p>
          </table:table-cell>
          <table:table-cell table:style-name="Таблица1.A1" office:value-type="string">
            <text:p text:style-name="P61"><text:span text:style-name="Source_20_Text"><text:span text:style-name="T19">queue</text:span></text:span></text:p>
          </table:table-cell>
        </table:table-row>
        <table:table-row>
          <table:table-cell table:style-name="Таблица1.A1" office:value-type="string">
            <text:p text:style-name="P63">Queue (Base Class)</text:p>
          </table:table-cell>
          <table:table-cell table:style-name="Таблица1.A1" office:value-type="string">
            <text:p text:style-name="P63">Illuminate\Queue\Queue</text:p>
          </table:table-cell>
          <table:table-cell table:style-name="Таблица1.A1" office:value-type="string">
            <text:p text:style-name="P63"> </text:p>
          </table:table-cell>
        </table:table-row>
        <table:table-row>
          <table:table-cell table:style-name="Таблица1.A1" office:value-type="string">
            <text:p text:style-name="P63">Redirect</text:p>
          </table:table-cell>
          <table:table-cell table:style-name="Таблица1.A1" office:value-type="string">
            <text:p text:style-name="P63">Illuminate\Routing\Redirector</text:p>
          </table:table-cell>
          <table:table-cell table:style-name="Таблица1.A1" office:value-type="string">
            <text:p text:style-name="P61"><text:span text:style-name="Source_20_Text"><text:span text:style-name="T19">redirect</text:span></text:span></text:p>
          </table:table-cell>
        </table:table-row>
        <table:table-row>
          <table:table-cell table:style-name="Таблица1.A1" office:value-type="string">
            <text:p text:style-name="P63">Redis</text:p>
          </table:table-cell>
          <table:table-cell table:style-name="Таблица1.A1" office:value-type="string">
            <text:p text:style-name="P63">Illuminate\Redis\Database</text:p>
          </table:table-cell>
          <table:table-cell table:style-name="Таблица1.A1" office:value-type="string">
            <text:p text:style-name="P61"><text:span text:style-name="Source_20_Text"><text:span text:style-name="T19">redis</text:span></text:span></text:p>
          </table:table-cell>
        </table:table-row>
        <table:table-row>
          <table:table-cell table:style-name="Таблица1.A1" office:value-type="string">
            <text:p text:style-name="P63">Request</text:p>
          </table:table-cell>
          <table:table-cell table:style-name="Таблица1.A1" office:value-type="string">
            <text:p text:style-name="P63">Illuminate\Http\Request</text:p>
          </table:table-cell>
          <table:table-cell table:style-name="Таблица1.A1" office:value-type="string">
            <text:p text:style-name="P61"><text:span text:style-name="Source_20_Text"><text:span text:style-name="T19">request</text:span></text:span></text:p>
          </table:table-cell>
        </table:table-row>
        <table:table-row>
          <table:table-cell table:style-name="Таблица1.A1" office:value-type="string">
            <text:p text:style-name="P63">Response</text:p>
          </table:table-cell>
          <table:table-cell table:style-name="Таблица1.A1" office:value-type="string">
            <text:p text:style-name="P63">Illuminate\Contracts\Routing\ResponseFactory</text:p>
          </table:table-cell>
          <table:table-cell table:style-name="Таблица1.A1" office:value-type="string">
            <text:p text:style-name="P63"> </text:p>
          </table:table-cell>
        </table:table-row>
        <table:table-row>
          <table:table-cell table:style-name="Таблица1.A1" office:value-type="string">
            <text:p text:style-name="P63">Route</text:p>
          </table:table-cell>
          <table:table-cell table:style-name="Таблица1.A1" office:value-type="string">
            <text:p text:style-name="P63">Illuminate\Routing\Router</text:p>
          </table:table-cell>
          <table:table-cell table:style-name="Таблица1.A1" office:value-type="string">
            <text:p text:style-name="P61"><text:span text:style-name="Source_20_Text"><text:span text:style-name="T19">router</text:span></text:span></text:p>
          </table:table-cell>
        </table:table-row>
        <table:table-row>
          <table:table-cell table:style-name="Таблица1.A1" office:value-type="string">
            <text:p text:style-name="P63">Schema</text:p>
          </table:table-cell>
          <table:table-cell table:style-name="Таблица1.A1" office:value-type="string">
            <text:p text:style-name="P63">Illuminate\Database\Schema\Blueprint</text:p>
          </table:table-cell>
          <table:table-cell table:style-name="Таблица1.A1" office:value-type="string">
            <text:p text:style-name="P63"> </text:p>
          </table:table-cell>
        </table:table-row>
        <table:table-row>
          <table:table-cell table:style-name="Таблица1.A1" office:value-type="string">
            <text:p text:style-name="P63">Session</text:p>
          </table:table-cell>
          <table:table-cell table:style-name="Таблица1.A1" office:value-type="string">
            <text:p text:style-name="P63">Illuminate\Session\SessionManager</text:p>
          </table:table-cell>
          <table:table-cell table:style-name="Таблица1.A1" office:value-type="string">
            <text:p text:style-name="P61"><text:span text:style-name="Source_20_Text"><text:span text:style-name="T19">session</text:span></text:span></text:p>
          </table:table-cell>
        </table:table-row>
        <table:table-row>
          <table:table-cell table:style-name="Таблица1.A1" office:value-type="string">
            <text:p text:style-name="P63">Session (Instance)</text:p>
          </table:table-cell>
          <table:table-cell table:style-name="Таблица1.A1" office:value-type="string">
            <text:p text:style-name="P63">Illuminate\Session\Store</text:p>
          </table:table-cell>
          <table:table-cell table:style-name="Таблица1.A1" office:value-type="string">
            <text:p text:style-name="P63"> </text:p>
          </table:table-cell>
        </table:table-row>
        <table:table-row>
          <table:table-cell table:style-name="Таблица1.A1" office:value-type="string">
            <text:p text:style-name="P63">Storage</text:p>
          </table:table-cell>
          <table:table-cell table:style-name="Таблица1.A1" office:value-type="string">
            <text:p text:style-name="P63">Illuminate\Contracts\Filesystem\Factory</text:p>
          </table:table-cell>
          <table:table-cell table:style-name="Таблица1.A1" office:value-type="string">
            <text:p text:style-name="P61"><text:span text:style-name="Source_20_Text"><text:span text:style-name="T19">filesystem</text:span></text:span></text:p>
          </table:table-cell>
        </table:table-row>
        <text:soft-page-break/>
        <table:table-row>
          <table:table-cell table:style-name="Таблица1.A1" office:value-type="string">
            <text:p text:style-name="P63">URL</text:p>
          </table:table-cell>
          <table:table-cell table:style-name="Таблица1.A1" office:value-type="string">
            <text:p text:style-name="P63">Illuminate\Routing\UrlGenerator</text:p>
          </table:table-cell>
          <table:table-cell table:style-name="Таблица1.A1" office:value-type="string">
            <text:p text:style-name="P61"><text:span text:style-name="Source_20_Text"><text:span text:style-name="T19">url</text:span></text:span></text:p>
          </table:table-cell>
        </table:table-row>
        <table:table-row>
          <table:table-cell table:style-name="Таблица1.A1" office:value-type="string">
            <text:p text:style-name="P63">Validator</text:p>
          </table:table-cell>
          <table:table-cell table:style-name="Таблица1.A1" office:value-type="string">
            <text:p text:style-name="P63">Illuminate\Validation\Factory</text:p>
          </table:table-cell>
          <table:table-cell table:style-name="Таблица1.A1" office:value-type="string">
            <text:p text:style-name="P61"><text:span text:style-name="Source_20_Text"><text:span text:style-name="T19">validator</text:span></text:span></text:p>
          </table:table-cell>
        </table:table-row>
        <table:table-row>
          <table:table-cell table:style-name="Таблица1.A1" office:value-type="string">
            <text:p text:style-name="P63">Validator (Instance)</text:p>
          </table:table-cell>
          <table:table-cell table:style-name="Таблица1.A1" office:value-type="string">
            <text:p text:style-name="P63">Illuminate\Validation\Validator</text:p>
          </table:table-cell>
          <table:table-cell table:style-name="Таблица1.A1" office:value-type="string">
            <text:p text:style-name="P63"> </text:p>
          </table:table-cell>
        </table:table-row>
        <table:table-row>
          <table:table-cell table:style-name="Таблица1.A1" office:value-type="string">
            <text:p text:style-name="P63">View</text:p>
          </table:table-cell>
          <table:table-cell table:style-name="Таблица1.A1" office:value-type="string">
            <text:p text:style-name="P63">Illuminate\View\Factory</text:p>
          </table:table-cell>
          <table:table-cell table:style-name="Таблица1.A1" office:value-type="string">
            <text:p text:style-name="P61"><text:span text:style-name="Source_20_Text"><text:span text:style-name="T19">view</text:span></text:span></text:p>
          </table:table-cell>
        </table:table-row>
        <table:table-row>
          <table:table-cell table:style-name="Таблица1.A1" office:value-type="string">
            <text:p text:style-name="P63">View (Instance)</text:p>
          </table:table-cell>
          <table:table-cell table:style-name="Таблица1.A1" office:value-type="string">
            <text:p text:style-name="P63">Illuminate\View\View</text:p>
          </table:table-cell>
          <table:table-cell table:style-name="Таблица1.A1" office:value-type="string">
            <text:p text:style-name="P63"/>
          </table:table-cell>
        </table:table-row>
      </table:table>
      <text:p text:style-name="P4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8"><text:soft-page-break/>Контракты</text:p>
      <text:p text:style-name="P45">Введение </text:p>
      <text:p text:style-name="P45"><text:tab/>Контракты против Фасады </text:p>
      <text:p text:style-name="P45">Когда использовать контракты</text:p>
      <text:p text:style-name="P45"><text:tab/>Слабая связь </text:p>
      <text:p text:style-name="P45"><text:tab/>Простота </text:p>
      <text:p text:style-name="P45">Как использовать контракты </text:p>
      <text:p text:style-name="P45">Ссылка на контракт</text:p>
      <text:p text:style-name="P44"/>
      <text:h text:style-name="P10" text:outline-level="3">ВВЕДЕНИЕ</text:h>
      <text:p text:style-name="P69">Контракты в Laravel — это набор интерфейсов, которые описывают основной функционал, предоставляемый фреймворком. Например, контракт <text:span text:style-name="T10">Illuminate \ Contracts \ Queue \ Queue</text:span> определяет методы, необходимые для организации очередей, в то время как контракт <text:span text:style-name="T10">Illuminate \ Contracts \ Mail \ Mailer</text:span> определяет методы, необходимые для отправки электронной почты.</text:p>
      <text:p text:style-name="P69"> </text:p>
      <text:p text:style-name="P69">Каждый контракт имеет свою реализацию во фреймворке. Например, Laravel предоставляет реализацию <text:span text:style-name="T10">Queue</text:span> с различными драйверами и реализацию <text:span text:style-name="T10">Mailer</text:span>, использующую SwiftMailer.</text:p>
      <text:p text:style-name="P69"> </text:p>
      <text:p text:style-name="P69">Все контракты Laravel живут в своих собственных репозиториях GitHub. Это ссылка на все доступные контракты, а также на один отдельный пакет, который может быть использован разработчиками пакетов.</text:p>
      <text:p text:style-name="P69"> </text:p>
      <text:p text:style-name="P69"> </text:p>
      <text:p text:style-name="P71">Контракты или фасады?</text:p>
      <text:p text:style-name="P69"> </text:p>
      <text:p text:style-name="P69">Фасады Laravel и хелперы дают простой способ использования сервисов Laravel без необходимости типизирования и извлечения контрактов из сервис-контейнера. В большинстве случаев у каждого фасада есть эквивалентный контракт.</text:p>
      <text:p text:style-name="P69"><text:soft-page-break/> </text:p>
      <text:p text:style-name="P69">В отличие от фасадов, которые не требуют того, чтобы вы запрашивали их в конструкторе вашего класса, контракты позволяют вам определить конкретные зависимости для ваших классов. Некоторые разработчики предпочитают именно так явно определять свои зависимости, поэтому предпочитают использовать контракты, а другие разработчики наслаждаются удобством фасадов.</text:p>
      <text:p text:style-name="P69"> </text:p>
      <text:p text:style-name="P69">Для большинства приложений неважно, что вы выберете — фасады или контракты. Но если вы создаёте пакет, то вам надо использовать контракты, так как в этом случае их проще тестировать.</text:p>
      <text:p text:style-name="P69"><text:bookmark text:name="step22"/> </text:p>
      <text:p text:style-name="P69"> </text:p>
      <text:p text:style-name="P69"> </text:p>
      <text:h text:style-name="P11" text:outline-level="3">КОГДА ИСПОЛЬЗОВАТЬ КОНТРАКТЫ</text:h>
      <text:p text:style-name="P69"> </text:p>
      <text:p text:style-name="P69">Это обсуждается повсюду, и большинство дискуссий сводятся к тому, что использование контрактов или фасадов — это дело вкуса или предпочтений вашей команды разработчиков. И те, и другие можно использовать для создания надёжных, проверенных Laravel-приложений. Пока вы сохраняете границы ответственности вашего класса узкими, вы сможете заметить всего несколько практических различий между использованием контрактов и фасадов.</text:p>
      <text:p text:style-name="P69"> </text:p>
      <text:p text:style-name="P69">Однако, у вас по-прежнему могут остаться некоторые вопросы о контрактах. Например, зачем вообще нужны интерфейсы? Разве использовать их не слишком сложно? Определим причины использования интерфейсов как следующие: это слабая связность и упрощение кода.</text:p>
      <text:p text:style-name="P69"> </text:p>
      <text:p text:style-name="P69"> </text:p>
      <text:p text:style-name="P71"><text:soft-page-break/>Слабая связность</text:p>
      <text:p text:style-name="P69"> </text:p>
      <text:p text:style-name="P69">Для начала рассмотрим код с сильной связностью с реализацией кэша:</text:p>
      <text:p text:style-name="P69"> </text:p>
      <text:p text:style-name="P13"><text:span text:style-name="Source_20_Text"><text:span text:style-name="T19">namespace App\Orders;</text:span></text:span></text:p>
      <text:p text:style-name="P17"/>
      <text:p text:style-name="P13"><text:span text:style-name="Source_20_Text"><text:span text:style-name="T19">class Repository</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Экземпляр кэша.</text:span></text:span></text:p>
      <text:p text:style-name="P13"><text:span text:style-name="Source_20_Text"><text:span text:style-name="T19"><text:s text:c="5"/>*/</text:span></text:span></text:p>
      <text:p text:style-name="P13"><text:span text:style-name="Source_20_Text"><text:span text:style-name="T19"><text:s text:c="4"/>protected $cache;</text:span></text:span></text:p>
      <text:p text:style-name="P17"/>
      <text:p text:style-name="P13"><text:span text:style-name="Source_20_Text"><text:span text:style-name="T19"><text:s text:c="4"/>/**</text:span></text:span></text:p>
      <text:p text:style-name="P13"><text:span text:style-name="Source_20_Text"><text:span text:style-name="T19"><text:s text:c="5"/>* Создание нового экземпляра репозитория.</text:span></text:span></text:p>
      <text:p text:style-name="P13"><text:span text:style-name="Source_20_Text"><text:span text:style-name="T19"><text:s text:c="5"/>*</text:span></text:span></text:p>
      <text:p text:style-name="P13"><text:span text:style-name="Source_20_Text"><text:span text:style-name="T19"><text:s text:c="5"/>* @param <text:s/>\SomePackage\Cache\Memcached <text:s/>$cache</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__construct(\SomePackage\Cache\Memcached $cache)</text:span></text:span></text:p>
      <text:p text:style-name="P13"><text:span text:style-name="Source_20_Text"><text:span text:style-name="T19"><text:s text:c="4"/>{</text:span></text:span></text:p>
      <text:p text:style-name="P13"><text:span text:style-name="Source_20_Text"><text:span text:style-name="T19"><text:s text:c="8"/>$this-&gt;cache = $cache;</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Получение заказа Order по ID.</text:span></text:span></text:p>
      <text:p text:style-name="P13"><text:span text:style-name="Source_20_Text"><text:span text:style-name="T19"><text:s text:c="5"/>*</text:span></text:span></text:p>
      <text:p text:style-name="P13"><text:span text:style-name="Source_20_Text"><text:span text:style-name="T19"><text:s text:c="5"/>* @param <text:s/>int <text:s/>$id</text:span></text:span></text:p>
      <text:p text:style-name="P13"><text:span text:style-name="Source_20_Text"><text:span text:style-name="T19"><text:s text:c="5"/>* @return Order</text:span></text:span></text:p>
      <text:p text:style-name="P13"><text:span text:style-name="Source_20_Text"><text:span text:style-name="T19"><text:s text:c="5"/>*/</text:span></text:span></text:p>
      <text:p text:style-name="P13"><text:span text:style-name="Source_20_Text"><text:span text:style-name="T19"><text:s text:c="4"/>public function find($id)</text:span></text:span></text:p>
      <text:p text:style-name="P13"><text:span text:style-name="Source_20_Text"><text:span text:style-name="T19"><text:s text:c="4"/>{</text:span></text:span></text:p>
      <text:p text:style-name="P13"><text:span text:style-name="Source_20_Text"><text:span text:style-name="T19"><text:s text:c="8"/>if ($this-&gt;cache-&gt;has($id)) <text:s text:c="3"/>{</text:span></text:span></text:p>
      <text:p text:style-name="P13"><text:span text:style-name="Source_20_Text"><text:span text:style-name="T19"><text:s text:c="12"/>//</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oft-page-break/><text:span text:style-name="Source_20_Text"><text:span text:style-name="T19">}</text:span></text:span></text:p>
      <text:p text:style-name="P69"> </text:p>
      <text:p text:style-name="P69">В этом классе код сильно связан с реализацией кэша, потому что мы зависим от конкретного класса Cache данного пакета. Если API этого пакета изменится, наш код должен также измениться.</text:p>
      <text:p text:style-name="P69"> </text:p>
      <text:p text:style-name="P69">Аналогично, если мы хотим заменить нашу базовую технологию кэша (Memcached) другой технологией (Redis), нам придётся вносить изменения в наш репозиторий. А наш репозиторий не должен задумываться о том, кто именно предоставляет данные или как он это делает.</text:p>
      <text:p text:style-name="P69"> </text:p>
      <text:p text:style-name="P69">Вместо такого подхода, мы можем улучшить наш код, добавив зависимость от простого интерфейса, который не зависит от поставщика:</text:p>
      <text:p text:style-name="P69"> </text:p>
      <text:p text:style-name="P13"><text:span text:style-name="Source_20_Text"><text:span text:style-name="T19">namespace App\Orders;</text:span></text:span></text:p>
      <text:p text:style-name="P17"/>
      <text:p text:style-name="P13"><text:span text:style-name="Source_20_Text"><text:span text:style-name="T19">use Illuminate\Contracts\Cache\Repository as Cache;</text:span></text:span></text:p>
      <text:p text:style-name="P17"/>
      <text:p text:style-name="P13"><text:span text:style-name="Source_20_Text"><text:span text:style-name="T19">class Repository</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Экземпляр кэша.</text:span></text:span></text:p>
      <text:p text:style-name="P13"><text:span text:style-name="Source_20_Text"><text:span text:style-name="T19"><text:s text:c="5"/>*/</text:span></text:span></text:p>
      <text:p text:style-name="P13"><text:span text:style-name="Source_20_Text"><text:span text:style-name="T19"><text:s text:c="4"/>protected $cache;</text:span></text:span></text:p>
      <text:p text:style-name="P17"/>
      <text:p text:style-name="P13"><text:span text:style-name="Source_20_Text"><text:span text:style-name="T19"><text:s text:c="4"/>/**</text:span></text:span></text:p>
      <text:p text:style-name="P13"><text:span text:style-name="Source_20_Text"><text:span text:style-name="T19"><text:s text:c="5"/>* Создание нового экземпляра репозитория.</text:span></text:span></text:p>
      <text:p text:style-name="P13"><text:span text:style-name="Source_20_Text"><text:span text:style-name="T19"><text:s text:c="5"/>*</text:span></text:span></text:p>
      <text:p text:style-name="P13"><text:span text:style-name="Source_20_Text"><text:span text:style-name="T19"><text:s text:c="5"/>* @param <text:s/>Cache <text:s/>$cache</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__construct(Cache $cache)</text:span></text:span></text:p>
      <text:p text:style-name="P13"><text:span text:style-name="Source_20_Text"><text:span text:style-name="T19"><text:s text:c="4"/>{</text:span></text:span></text:p>
      <text:p text:style-name="P13"><text:span text:style-name="Source_20_Text"><text:span text:style-name="T19"><text:s text:c="8"/>$this-&gt;cache = $cache;</text:span></text:span></text:p>
      <text:p text:style-name="P13"><text:soft-page-break/><text:span text:style-name="Source_20_Text"><text:span text:style-name="T19"><text:s text:c="4"/>}</text:span></text:span></text:p>
      <text:p text:style-name="P13"><text:span text:style-name="Source_20_Text"><text:span text:style-name="T19">}</text:span></text:span></text:p>
      <text:p text:style-name="P69"> </text:p>
      <text:p text:style-name="P69">Теперь код не привязан к какому-либо определённому поставщику, и даже не привязан к Laravel. Контракт не содержит никакой конкретной реализации и никаких зависимостей. Вы можете легко написать свою реализацию любого контракта, что позволяет вам заменить реализацию работы с кэшем, не изменяя ни одной строчки вашего кода, работающего с кэшем.</text:p>
      <text:p text:style-name="P69"> </text:p>
      <text:p text:style-name="P69"> </text:p>
      <text:p text:style-name="P71">Упрощение кода</text:p>
      <text:p text:style-name="P69"> </text:p>
      <text:p text:style-name="P69">Когда все сервисы ядра фреймворка аккуратно определены в простых интерфейсах, очень легко определить, что именно делает тот или иной сервис. Фактически, контракты являются краткой документацией функций Laravel.</text:p>
      <text:p text:style-name="P69"> </text:p>
      <text:p text:style-name="P69">Кроме того, когда в своём приложении вы внедряете в классы зависимости от простых интерфейсов, в вашем коде легче разобраться и его проще поддерживать. Вместо того, чтобы искать методы в большом и сложном классе, вы можете обратиться к простому и понятному интерфейсу.</text:p>
      <text:p text:style-name="P69"><text:bookmark text:name="step32"/> </text:p>
      <text:p text:style-name="P69"> </text:p>
      <text:p text:style-name="P69"> </text:p>
      <text:h text:style-name="P11" text:outline-level="3">КАК ИСПОЛЬЗОВАТЬ КОНТРАКТЫ</text:h>
      <text:p text:style-name="P69"> </text:p>
      <text:p text:style-name="P69">Как получить реализацию контракта? Это довольно просто.</text:p>
      <text:p text:style-name="P69"> </text:p>
      <text:p text:style-name="P69">Множество типов классов в Laravel регистрируются в сервис-контейнере, включая контроллеры, слушатели событий, посредники, очереди и даже замыкания. Поэтому, чтобы <text:soft-page-break/>получить реализацию контракта, вам достаточно указать тип интерфейса в конструкторе необходимого класса.</text:p>
      <text:p text:style-name="P69"> </text:p>
      <text:p text:style-name="P69">Например, посмотрите на этот обработчик событий:</text:p>
      <text:p text:style-name="P69"> </text:p>
      <text:p text:style-name="P17"/>
      <text:p text:style-name="P17"/>
      <text:p text:style-name="P13"><text:span text:style-name="Source_20_Text"><text:span text:style-name="T19">namespace App\Listeners;</text:span></text:span></text:p>
      <text:p text:style-name="P17"/>
      <text:p text:style-name="P13"><text:span text:style-name="Source_20_Text"><text:span text:style-name="T19">use App\User;</text:span></text:span></text:p>
      <text:p text:style-name="P13"><text:span text:style-name="Source_20_Text"><text:span text:style-name="T19">use App\Events\OrderWasPlaced;</text:span></text:span></text:p>
      <text:p text:style-name="P13"><text:span text:style-name="Source_20_Text"><text:span text:style-name="T19">use Illuminate\Contracts\Redis\Database;</text:span></text:span></text:p>
      <text:p text:style-name="P17"/>
      <text:p text:style-name="P13"><text:span text:style-name="Source_20_Text"><text:span text:style-name="T19">class CacheOrderInformation</text:span></text:span></text:p>
      <text:p text:style-name="P13"><text:span text:style-name="Source_20_Text"><text:span text:style-name="T19">{</text:span></text:span></text:p>
      <text:p text:style-name="P13"><text:span text:style-name="Source_20_Text"><text:span text:style-name="T19"><text:s text:c="4"/>/**</text:span></text:span></text:p>
      <text:p text:style-name="P13"><text:span text:style-name="Source_20_Text"><text:span text:style-name="T19"><text:s text:c="5"/>* Реализация базы данных Redis.</text:span></text:span></text:p>
      <text:p text:style-name="P13"><text:span text:style-name="Source_20_Text"><text:span text:style-name="T19"><text:s text:c="5"/>*/</text:span></text:span></text:p>
      <text:p text:style-name="P13"><text:span text:style-name="Source_20_Text"><text:span text:style-name="T19"><text:s text:c="4"/>protected $redis;</text:span></text:span></text:p>
      <text:p text:style-name="P17"/>
      <text:p text:style-name="P13"><text:span text:style-name="Source_20_Text"><text:span text:style-name="T19"><text:s text:c="4"/>/**</text:span></text:span></text:p>
      <text:p text:style-name="P13"><text:span text:style-name="Source_20_Text"><text:span text:style-name="T19"><text:s text:c="5"/>* Создание нового экземпляра обработчика событий.</text:span></text:span></text:p>
      <text:p text:style-name="P13"><text:span text:style-name="Source_20_Text"><text:span text:style-name="T19"><text:s text:c="5"/>*</text:span></text:span></text:p>
      <text:p text:style-name="P13"><text:span text:style-name="Source_20_Text"><text:span text:style-name="T19"><text:s text:c="5"/>* @param <text:s/>Database <text:s/>$redis</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__construct(Database $redis)</text:span></text:span></text:p>
      <text:p text:style-name="P13"><text:span text:style-name="Source_20_Text"><text:span text:style-name="T19"><text:s text:c="4"/>{</text:span></text:span></text:p>
      <text:p text:style-name="P13"><text:span text:style-name="Source_20_Text"><text:span text:style-name="T19"><text:s text:c="8"/>$this-&gt;redis = $redis;</text:span></text:span></text:p>
      <text:p text:style-name="P13"><text:span text:style-name="Source_20_Text"><text:span text:style-name="T19"><text:s text:c="4"/>}</text:span></text:span></text:p>
      <text:p text:style-name="P17"/>
      <text:p text:style-name="P13"><text:span text:style-name="Source_20_Text"><text:span text:style-name="T19"><text:s text:c="4"/>/**</text:span></text:span></text:p>
      <text:p text:style-name="P13"><text:span text:style-name="Source_20_Text"><text:span text:style-name="T19"><text:s text:c="5"/>* Обработка события.</text:span></text:span></text:p>
      <text:p text:style-name="P13"><text:span text:style-name="Source_20_Text"><text:span text:style-name="T19"><text:s text:c="5"/>*</text:span></text:span></text:p>
      <text:p text:style-name="P13"><text:span text:style-name="Source_20_Text"><text:span text:style-name="T19"><text:s text:c="5"/>* @param <text:s/>OrderWasPlaced <text:s/>$event</text:span></text:span></text:p>
      <text:p text:style-name="P13"><text:span text:style-name="Source_20_Text"><text:span text:style-name="T19"><text:s text:c="5"/>* @return void</text:span></text:span></text:p>
      <text:p text:style-name="P13"><text:span text:style-name="Source_20_Text"><text:span text:style-name="T19"><text:s text:c="5"/>*/</text:span></text:span></text:p>
      <text:p text:style-name="P13"><text:span text:style-name="Source_20_Text"><text:span text:style-name="T19"><text:s text:c="4"/>public function handle(OrderWasPlaced $event)</text:span></text:span></text:p>
      <text:p text:style-name="P13"><text:soft-page-break/><text:span text:style-name="Source_20_Text"><text:span text:style-name="T19"><text:s text:c="4"/>{</text:span></text:span></text:p>
      <text:p text:style-name="P13"><text:span text:style-name="Source_20_Text"><text:span text:style-name="T19"><text:s text:c="8"/>//</text:span></text:span></text:p>
      <text:p text:style-name="P13"><text:span text:style-name="Source_20_Text"><text:span text:style-name="T19"><text:s text:c="4"/>}</text:span></text:span></text:p>
      <text:p text:style-name="P13"><text:span text:style-name="Source_20_Text"><text:span text:style-name="T19">}</text:span></text:span></text:p>
      <text:p text:style-name="P69"> </text:p>
      <text:p text:style-name="P69">Когда будет получен слушатель события, сервис-контейнер прочитает указание типа в конструкторе класса и внедрит нужное значение. Узнать больше о регистрации в сервис-контейнере можно в его документации. </text:p>
      <text:p text:style-name="P69"><text:bookmark text:name="step42"/> </text:p>
      <text:p text:style-name="P69"> </text:p>
      <text:p text:style-name="P69"> </text:p>
      <text:h text:style-name="P11" text:outline-level="3">ТАБЛИЦА ОСНОВНЫХ КОНТРАКТОВ</text:h>
      <text:p text:style-name="P69"> </text:p>
      <text:p text:style-name="P69">В этой таблице приведены ссылки на все контракты Laravel, а также эквивалентные им фасады:</text:p>
      <text:p text:style-name="P69"> </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2">Контракт</text:p>
            </table:table-cell>
            <table:table-cell table:style-name="Таблица2.A1" office:value-type="string">
              <text:p text:style-name="P62">Соответствующий фасад</text:p>
            </table:table-cell>
          </table:table-row>
        </table:table-header-rows>
        <table:table-row>
          <table:table-cell table:style-name="Таблица2.A1" office:value-type="string">
            <text:p text:style-name="P63">Illuminate\Contracts\Auth\Factory</text:p>
          </table:table-cell>
          <table:table-cell table:style-name="Таблица2.A1" office:value-type="string">
            <text:p text:style-name="P63">Auth</text:p>
          </table:table-cell>
        </table:table-row>
        <table:table-row>
          <table:table-cell table:style-name="Таблица2.A1" office:value-type="string">
            <text:p text:style-name="P63">Illuminate\Contracts\Auth\PasswordBroker</text:p>
          </table:table-cell>
          <table:table-cell table:style-name="Таблица2.A1" office:value-type="string">
            <text:p text:style-name="P63">Password</text:p>
          </table:table-cell>
        </table:table-row>
        <table:table-row>
          <table:table-cell table:style-name="Таблица2.A1" office:value-type="string">
            <text:p text:style-name="P63">Illuminate\Contracts\Bus\Dispatcher</text:p>
          </table:table-cell>
          <table:table-cell table:style-name="Таблица2.A1" office:value-type="string">
            <text:p text:style-name="P63">Bus</text:p>
          </table:table-cell>
        </table:table-row>
        <table:table-row>
          <table:table-cell table:style-name="Таблица2.A1" office:value-type="string">
            <text:p text:style-name="P63">Illuminate\Contracts\Broadcasting\Broadcaster</text:p>
          </table:table-cell>
          <table:table-cell table:style-name="Таблица2.A1" office:value-type="string">
            <text:p text:style-name="P63"> </text:p>
          </table:table-cell>
        </table:table-row>
        <table:table-row>
          <table:table-cell table:style-name="Таблица2.A1" office:value-type="string">
            <text:p text:style-name="P63">Illuminate\Contracts\Cache\Repository</text:p>
          </table:table-cell>
          <table:table-cell table:style-name="Таблица2.A1" office:value-type="string">
            <text:p text:style-name="P63">Cache</text:p>
          </table:table-cell>
        </table:table-row>
        <table:table-row>
          <table:table-cell table:style-name="Таблица2.A1" office:value-type="string">
            <text:p text:style-name="P63">Illuminate\Contracts\Cache\Factory</text:p>
          </table:table-cell>
          <table:table-cell table:style-name="Таблица2.A1" office:value-type="string">
            <text:p text:style-name="P63">Cache::driver()</text:p>
          </table:table-cell>
        </table:table-row>
        <table:table-row>
          <table:table-cell table:style-name="Таблица2.A1" office:value-type="string">
            <text:p text:style-name="P63">Illuminate\Contracts\Config\Repository</text:p>
          </table:table-cell>
          <table:table-cell table:style-name="Таблица2.A1" office:value-type="string">
            <text:p text:style-name="P63">Config</text:p>
          </table:table-cell>
        </table:table-row>
        <table:table-row>
          <table:table-cell table:style-name="Таблица2.A1" office:value-type="string">
            <text:p text:style-name="P63">Illuminate\Contracts\Container\Container</text:p>
          </table:table-cell>
          <table:table-cell table:style-name="Таблица2.A1" office:value-type="string">
            <text:p text:style-name="P63">App</text:p>
          </table:table-cell>
        </table:table-row>
        <table:table-row>
          <table:table-cell table:style-name="Таблица2.A1" office:value-type="string">
            <text:p text:style-name="P63">Illuminate\Contracts\Cookie\<text:soft-page-break/>Factory</text:p>
          </table:table-cell>
          <table:table-cell table:style-name="Таблица2.A1" office:value-type="string">
            <text:p text:style-name="P63">Cookie</text:p>
          </table:table-cell>
        </table:table-row>
        <table:table-row>
          <table:table-cell table:style-name="Таблица2.A1" office:value-type="string">
            <text:p text:style-name="P63">Illuminate\Contracts\Cookie\QueueingFactory</text:p>
          </table:table-cell>
          <table:table-cell table:style-name="Таблица2.A1" office:value-type="string">
            <text:p text:style-name="P63">Cookie::queue()</text:p>
          </table:table-cell>
        </table:table-row>
        <table:table-row>
          <table:table-cell table:style-name="Таблица2.A1" office:value-type="string">
            <text:p text:style-name="P63">Illuminate\Contracts\Encryption\Encrypter</text:p>
          </table:table-cell>
          <table:table-cell table:style-name="Таблица2.A1" office:value-type="string">
            <text:p text:style-name="P63">Crypt</text:p>
          </table:table-cell>
        </table:table-row>
        <table:table-row>
          <table:table-cell table:style-name="Таблица2.A1" office:value-type="string">
            <text:p text:style-name="P63">Illuminate\Contracts\Events\Dispatcher</text:p>
          </table:table-cell>
          <table:table-cell table:style-name="Таблица2.A1" office:value-type="string">
            <text:p text:style-name="P63">Event</text:p>
          </table:table-cell>
        </table:table-row>
        <table:table-row>
          <table:table-cell table:style-name="Таблица2.A1" office:value-type="string">
            <text:p text:style-name="P63">Illuminate\Contracts\Filesystem\Cloud</text:p>
          </table:table-cell>
          <table:table-cell table:style-name="Таблица2.A1" office:value-type="string">
            <text:p text:style-name="P63"> </text:p>
          </table:table-cell>
        </table:table-row>
        <table:table-row>
          <table:table-cell table:style-name="Таблица2.A1" office:value-type="string">
            <text:p text:style-name="P63">Illuminate\Contracts\Filesystem\Factory</text:p>
          </table:table-cell>
          <table:table-cell table:style-name="Таблица2.A1" office:value-type="string">
            <text:p text:style-name="P63">File</text:p>
          </table:table-cell>
        </table:table-row>
        <table:table-row>
          <table:table-cell table:style-name="Таблица2.A1" office:value-type="string">
            <text:p text:style-name="P63">Illuminate\Contracts\Filesystem\Filesystem</text:p>
          </table:table-cell>
          <table:table-cell table:style-name="Таблица2.A1" office:value-type="string">
            <text:p text:style-name="P63">File</text:p>
          </table:table-cell>
        </table:table-row>
        <table:table-row>
          <table:table-cell table:style-name="Таблица2.A1" office:value-type="string">
            <text:p text:style-name="P63">Illuminate\Contracts\Foundation\Application</text:p>
          </table:table-cell>
          <table:table-cell table:style-name="Таблица2.A1" office:value-type="string">
            <text:p text:style-name="P63">App</text:p>
          </table:table-cell>
        </table:table-row>
        <table:table-row>
          <table:table-cell table:style-name="Таблица2.A1" office:value-type="string">
            <text:p text:style-name="P63">Illuminate\Contracts\Hashing\Hasher</text:p>
          </table:table-cell>
          <table:table-cell table:style-name="Таблица2.A1" office:value-type="string">
            <text:p text:style-name="P63">Hash</text:p>
          </table:table-cell>
        </table:table-row>
        <table:table-row>
          <table:table-cell table:style-name="Таблица2.A1" office:value-type="string">
            <text:p text:style-name="P63">Illuminate\Contracts\Logging\Log</text:p>
          </table:table-cell>
          <table:table-cell table:style-name="Таблица2.A1" office:value-type="string">
            <text:p text:style-name="P63">Log</text:p>
          </table:table-cell>
        </table:table-row>
        <table:table-row>
          <table:table-cell table:style-name="Таблица2.A1" office:value-type="string">
            <text:p text:style-name="P63">Illuminate\Contracts\Mail\MailQueue</text:p>
          </table:table-cell>
          <table:table-cell table:style-name="Таблица2.A1" office:value-type="string">
            <text:p text:style-name="P63">Mail::queue()</text:p>
          </table:table-cell>
        </table:table-row>
        <table:table-row>
          <table:table-cell table:style-name="Таблица2.A1" office:value-type="string">
            <text:p text:style-name="P63">Illuminate\Contracts\Mail\Mailer</text:p>
          </table:table-cell>
          <table:table-cell table:style-name="Таблица2.A1" office:value-type="string">
            <text:p text:style-name="P63">Mail</text:p>
          </table:table-cell>
        </table:table-row>
        <table:table-row>
          <table:table-cell table:style-name="Таблица2.A1" office:value-type="string">
            <text:p text:style-name="P63">Illuminate\Contracts\Queue\Factory</text:p>
          </table:table-cell>
          <table:table-cell table:style-name="Таблица2.A1" office:value-type="string">
            <text:p text:style-name="P63">Queue::driver()</text:p>
          </table:table-cell>
        </table:table-row>
        <table:table-row>
          <table:table-cell table:style-name="Таблица2.A1" office:value-type="string">
            <text:p text:style-name="P63">Illuminate\Contracts\Queue\Queue</text:p>
          </table:table-cell>
          <table:table-cell table:style-name="Таблица2.A1" office:value-type="string">
            <text:p text:style-name="P63">Queue</text:p>
          </table:table-cell>
        </table:table-row>
        <table:table-row>
          <table:table-cell table:style-name="Таблица2.A1" office:value-type="string">
            <text:p text:style-name="P63">Illuminate\Contracts\Redis\Factory</text:p>
          </table:table-cell>
          <table:table-cell table:style-name="Таблица2.A1" office:value-type="string">
            <text:p text:style-name="P63">Redis</text:p>
          </table:table-cell>
        </table:table-row>
        <table:table-row>
          <table:table-cell table:style-name="Таблица2.A1" office:value-type="string">
            <text:p text:style-name="P63">Illuminate\Contracts\Routing\Registrar</text:p>
          </table:table-cell>
          <table:table-cell table:style-name="Таблица2.A1" office:value-type="string">
            <text:p text:style-name="P63">Route</text:p>
          </table:table-cell>
        </table:table-row>
        <table:table-row>
          <table:table-cell table:style-name="Таблица2.A1" office:value-type="string">
            <text:p text:style-name="P63">Illuminate\Contracts\Routing\ResponseFactory</text:p>
          </table:table-cell>
          <table:table-cell table:style-name="Таблица2.A1" office:value-type="string">
            <text:p text:style-name="P63">Response</text:p>
          </table:table-cell>
        </table:table-row>
        <table:table-row>
          <table:table-cell table:style-name="Таблица2.A1" office:value-type="string">
            <text:p text:style-name="P63">Illuminate\Contracts\Routing\<text:soft-page-break/>UrlGenerator</text:p>
          </table:table-cell>
          <table:table-cell table:style-name="Таблица2.A1" office:value-type="string">
            <text:p text:style-name="P63">URL</text:p>
          </table:table-cell>
        </table:table-row>
        <table:table-row>
          <table:table-cell table:style-name="Таблица2.A1" office:value-type="string">
            <text:p text:style-name="P63">Illuminate\Contracts\Support\Arrayable</text:p>
          </table:table-cell>
          <table:table-cell table:style-name="Таблица2.A1" office:value-type="string">
            <text:p text:style-name="P63"> </text:p>
          </table:table-cell>
        </table:table-row>
        <table:table-row>
          <table:table-cell table:style-name="Таблица2.A1" office:value-type="string">
            <text:p text:style-name="P63">Illuminate\Contracts\Support\Jsonable</text:p>
          </table:table-cell>
          <table:table-cell table:style-name="Таблица2.A1" office:value-type="string">
            <text:p text:style-name="P63"> </text:p>
          </table:table-cell>
        </table:table-row>
        <table:table-row>
          <table:table-cell table:style-name="Таблица2.A1" office:value-type="string">
            <text:p text:style-name="P63">Illuminate\Contracts\Support\Renderable</text:p>
          </table:table-cell>
          <table:table-cell table:style-name="Таблица2.A1" office:value-type="string">
            <text:p text:style-name="P63"> </text:p>
          </table:table-cell>
        </table:table-row>
        <table:table-row>
          <table:table-cell table:style-name="Таблица2.A1" office:value-type="string">
            <text:p text:style-name="P63">Illuminate\Contracts\Validation\Factory</text:p>
          </table:table-cell>
          <table:table-cell table:style-name="Таблица2.A1" office:value-type="string">
            <text:p text:style-name="P63">Validator::make()</text:p>
          </table:table-cell>
        </table:table-row>
        <table:table-row>
          <table:table-cell table:style-name="Таблица2.A1" office:value-type="string">
            <text:p text:style-name="P63">Illuminate\Contracts\Validation\Validator</text:p>
          </table:table-cell>
          <table:table-cell table:style-name="Таблица2.A1" office:value-type="string">
            <text:p text:style-name="P63"> </text:p>
          </table:table-cell>
        </table:table-row>
        <table:table-row>
          <table:table-cell table:style-name="Таблица2.A1" office:value-type="string">
            <text:p text:style-name="P63">Illuminate\Contracts\View\Factory</text:p>
          </table:table-cell>
          <table:table-cell table:style-name="Таблица2.A1" office:value-type="string">
            <text:p text:style-name="P63">View::make()</text:p>
          </table:table-cell>
        </table:table-row>
        <table:table-row>
          <table:table-cell table:style-name="Таблица2.A1" office:value-type="string">
            <text:p text:style-name="P63">Illuminate\Contracts\View\View</text:p>
          </table:table-cell>
          <table:table-cell table:style-name="Таблица2.A1" office:value-type="string">
            <text:p text:style-name="P63"> </text:p>
          </table:table-cell>
        </table:table-row>
      </table:table>
      <text:p text:style-name="P44"/>
      <text:p text:style-name="P44"/>
      <text:p text:style-name="P44"/>
      <text:p text:style-name="P44"/>
      <text:p text:style-name="P44"/>
      <text:p text:style-name="P44"/>
      <text:p text:style-name="P44"/>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2:21.405221929</meta:creation-date>
    <dc:date>2020-11-09T19:19:23.907335823</dc:date>
    <meta:editing-duration>PT2H24M32S</meta:editing-duration>
    <meta:editing-cycles>72</meta:editing-cycles>
    <meta:generator>LibreOffice/6.4.6.2$Linux_X86_64 LibreOffice_project/40$Build-2</meta:generator>
    <meta:document-statistic meta:table-count="2" meta:image-count="0" meta:object-count="0" meta:page-count="44" meta:paragraph-count="961" meta:word-count="4621" meta:character-count="40577" meta:non-whitespace-character-count="34865"/>
  </office:meta>
</office:document-meta>
</file>